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Moneda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Moneda" style:data-style-name="N0">
      <style:table-cell-properties style:vertical-align="top" fo:wrap-option="wrap" style:repeat-content="false"/>
      <style:paragraph-properties fo:text-align="start" fo:margin-left="0cm"/>
    </style:style>
    <style:style style:name="ce6" style:family="table-cell" style:parent-style-name="Moneda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Moneda" style:data-style-name="N3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3.937cm"/>
    </style:style>
    <style:style style:name="co2" style:family="table-column">
      <style:table-column-properties fo:break-before="auto" style:column-width="2.18016666666667cm"/>
    </style:style>
    <style:style style:name="co3" style:family="table-column">
      <style:table-column-properties fo:break-before="auto" style:column-width="2.921cm" style:use-optimal-column-width="true"/>
    </style:style>
    <style:style style:name="co4" style:family="table-column">
      <style:table-column-properties fo:break-before="auto" style:column-width="2.41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áfico_Estaciones_Peaje_RD_VIA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6"/>
        <table:table-column table:style-name="co4" table:default-cell-style-name="ce2"/>
        <table:table-column table:style-name="co2" table:number-columns-repeated="16379" table:default-cell-style-name="ce2"/>
        <table:table-row table:style-name="ro1">
          <table:table-cell office:value-type="string" table:style-name="ce1">
            <text:p>Estaciones</text:p>
          </table:table-cell>
          <table:table-cell office:value-type="string" table:style-name="ce1">
            <text:p>Categoria</text:p>
          </table:table-cell>
          <table:table-cell office:value-type="string" table:style-name="ce1">
            <text:p>Tarifa</text:p>
          </table:table-cell>
          <table:table-cell office:value-type="string" table:style-name="ce4">
            <text:p>Total de Trafico<text:s/></text:p>
          </table:table-cell>
          <table:table-cell office:value-type="string" table:style-name="ce1">
            <text:p>Mes<text:s/></text:p>
          </table:table-cell>
          <table:table-cell office:value-type="string" table:style-name="ce1">
            <text:p>Año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520969" table:style-name="ce4">
            <text:p>520969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39235" table:style-name="ce4">
            <text:p>39235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8825" table:style-name="ce4">
            <text:p>8825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7181" table:style-name="ce4">
            <text:p>17181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347" table:style-name="ce4">
            <text:p>347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330772" table:style-name="ce4">
            <text:p>330772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5919" table:style-name="ce4">
            <text:p>45919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art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9525" table:style-name="ce4">
            <text:p>9525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3311" table:style-name="ce4">
            <text:p>13311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529" table:style-name="ce4">
            <text:p>529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347724" table:style-name="ce4">
            <text:p>347724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39811" table:style-name="ce4">
            <text:p>39811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5930" table:style-name="ce4">
            <text:p>15930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2081" table:style-name="ce4">
            <text:p>12081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37" table:style-name="ce4">
            <text:p>137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333069" table:style-name="ce4">
            <text:p>333069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33931" table:style-name="ce4">
            <text:p>33931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7066" table:style-name="ce4">
            <text:p>7066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4175" table:style-name="ce4">
            <text:p>4175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8" table:style-name="ce4">
            <text:p>18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29346" table:style-name="ce4">
            <text:p>229346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20505" table:style-name="ce4">
            <text:p>20505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4942" table:style-name="ce4">
            <text:p>4942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3820" table:style-name="ce4">
            <text:p>3820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04" table:style-name="ce4">
            <text:p>104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87198" table:style-name="ce4">
            <text:p>187198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15839" table:style-name="ce4">
            <text:p>15839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2951" table:style-name="ce4">
            <text:p>2951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4036" table:style-name="ce4">
            <text:p>4036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69" table:style-name="ce4">
            <text:p>69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11647" table:style-name="ce4">
            <text:p>211647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14161" table:style-name="ce4">
            <text:p>14161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5096" table:style-name="ce4">
            <text:p>5096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4163" table:style-name="ce4">
            <text:p>4163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201" table:style-name="ce4">
            <text:p>201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79018" table:style-name="ce4">
            <text:p>179018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18010" table:style-name="ce4">
            <text:p>18010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1762" table:style-name="ce4">
            <text:p>11762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7898" table:style-name="ce4">
            <text:p>7898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42495" table:style-name="ce4">
            <text:p>242495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31514" table:style-name="ce4">
            <text:p>31514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4854" table:style-name="ce4">
            <text:p>14854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8445" table:style-name="ce4">
            <text:p>18445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391" table:style-name="ce4">
            <text:p>391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17805" table:style-name="ce4">
            <text:p>217805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32530" table:style-name="ce4">
            <text:p>32530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1918" table:style-name="ce4">
            <text:p>11918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1725" table:style-name="ce4">
            <text:p>11725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457" table:style-name="ce4">
            <text:p>457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4972" table:style-name="ce4">
            <text:p>124972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13376" table:style-name="ce4">
            <text:p>13376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5405" table:style-name="ce4">
            <text:p>5405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9012" table:style-name="ce4">
            <text:p>9012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746" table:style-name="ce4">
            <text:p>746</text:p>
          </table:table-cell>
          <table:table-cell office:value-type="string" table:style-name="ce1">
            <text:p>Enero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572129" table:style-name="ce4">
            <text:p>572129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8932" table:style-name="ce4">
            <text:p>48932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1574" table:style-name="ce4">
            <text:p>11574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3459" table:style-name="ce4">
            <text:p>23459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496" table:style-name="ce4">
            <text:p>496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378649" table:style-name="ce4">
            <text:p>378649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9417" table:style-name="ce4">
            <text:p>59417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8779" table:style-name="ce4">
            <text:p>8779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8565" table:style-name="ce4">
            <text:p>18565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934" table:style-name="ce4">
            <text:p>934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03281" table:style-name="ce4">
            <text:p>403281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6999" table:style-name="ce4">
            <text:p>46999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9193" table:style-name="ce4">
            <text:p>19193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6032" table:style-name="ce4">
            <text:p>16032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59" table:style-name="ce4">
            <text:p>159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386759" table:style-name="ce4">
            <text:p>386759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39490" table:style-name="ce4">
            <text:p>3949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8807" table:style-name="ce4">
            <text:p>8807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5469" table:style-name="ce4">
            <text:p>5469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6" table:style-name="ce4">
            <text:p>16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36348" table:style-name="ce4">
            <text:p>236348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24363" table:style-name="ce4">
            <text:p>24363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5456" table:style-name="ce4">
            <text:p>5456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4658" table:style-name="ce4">
            <text:p>4658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98" table:style-name="ce4">
            <text:p>198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80865" table:style-name="ce4">
            <text:p>180865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17610" table:style-name="ce4">
            <text:p>1761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3455" table:style-name="ce4">
            <text:p>3455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4610" table:style-name="ce4">
            <text:p>461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52" table:style-name="ce4">
            <text:p>152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01177" table:style-name="ce4">
            <text:p>201177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16838" table:style-name="ce4">
            <text:p>16838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5341" table:style-name="ce4">
            <text:p>5341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4587" table:style-name="ce4">
            <text:p>4587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327" table:style-name="ce4">
            <text:p>327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78433" table:style-name="ce4">
            <text:p>178433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1883" table:style-name="ce4">
            <text:p>21883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3354" table:style-name="ce4">
            <text:p>13354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9366" table:style-name="ce4">
            <text:p>9366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2" table:style-name="ce4">
            <text:p>12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75212" table:style-name="ce4">
            <text:p>275212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39626" table:style-name="ce4">
            <text:p>39626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7576" table:style-name="ce4">
            <text:p>17576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24558" table:style-name="ce4">
            <text:p>24558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676" table:style-name="ce4">
            <text:p>676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30064" table:style-name="ce4">
            <text:p>230064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39860" table:style-name="ce4">
            <text:p>3986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4511" table:style-name="ce4">
            <text:p>14511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4493" table:style-name="ce4">
            <text:p>14493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562" table:style-name="ce4">
            <text:p>562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32532" table:style-name="ce4">
            <text:p>132532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17303" table:style-name="ce4">
            <text:p>17303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6656" table:style-name="ce4">
            <text:p>6656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1251" table:style-name="ce4">
            <text:p>11251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948" table:style-name="ce4">
            <text:p>948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719948" table:style-name="ce4">
            <text:p>719948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62819" table:style-name="ce4">
            <text:p>62819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4524" table:style-name="ce4">
            <text:p>14524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31183" table:style-name="ce4">
            <text:p>31183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555" table:style-name="ce4">
            <text:p>555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62329" table:style-name="ce5">
            <text:p>462329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77381" table:style-name="ce5">
            <text:p>77381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2907" table:style-name="ce5">
            <text:p>12907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6565" table:style-name="ce5">
            <text:p>26565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414" table:style-name="ce5">
            <text:p>1414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88147" table:style-name="ce4">
            <text:p>488147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6272" table:style-name="ce4">
            <text:p>56272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24110" table:style-name="ce4">
            <text:p>2411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1158" table:style-name="ce4">
            <text:p>21158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302" table:style-name="ce4">
            <text:p>302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68654" table:style-name="ce4">
            <text:p>468654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9790" table:style-name="ce4">
            <text:p>4979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2439" table:style-name="ce4">
            <text:p>12439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8126" table:style-name="ce4">
            <text:p>8126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4">
            <text:p>3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91123" table:style-name="ce4">
            <text:p>291123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32116" table:style-name="ce4">
            <text:p>32116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7144" table:style-name="ce4">
            <text:p>7144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6589" table:style-name="ce4">
            <text:p>6589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235" table:style-name="ce4">
            <text:p>235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25545" table:style-name="ce4">
            <text:p>225545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3979" table:style-name="ce4">
            <text:p>23979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4307" table:style-name="ce4">
            <text:p>4307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6207" table:style-name="ce4">
            <text:p>6207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229" table:style-name="ce4">
            <text:p>229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44159" table:style-name="ce4">
            <text:p>244159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1885" table:style-name="ce4">
            <text:p>21885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6559" table:style-name="ce4">
            <text:p>6559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6550" table:style-name="ce4">
            <text:p>655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346" table:style-name="ce4">
            <text:p>346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13831" table:style-name="ce4">
            <text:p>213831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6909" table:style-name="ce4">
            <text:p>26909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7640" table:style-name="ce4">
            <text:p>1764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2279" table:style-name="ce4">
            <text:p>12279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69" table:style-name="ce4">
            <text:p>69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26632" table:style-name="ce4">
            <text:p>326632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50619" table:style-name="ce4">
            <text:p>50619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22326" table:style-name="ce4">
            <text:p>22326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31319" table:style-name="ce4">
            <text:p>31319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184" table:style-name="ce4">
            <text:p>1184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71575" table:style-name="ce4">
            <text:p>271575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48414" table:style-name="ce4">
            <text:p>48414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20359" table:style-name="ce4">
            <text:p>20359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8167" table:style-name="ce4">
            <text:p>18167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753" table:style-name="ce4">
            <text:p>753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59091" table:style-name="ce4">
            <text:p>159091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1544" table:style-name="ce4">
            <text:p>21544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8545" table:style-name="ce4">
            <text:p>8545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4499" table:style-name="ce4">
            <text:p>14499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201" table:style-name="ce4">
            <text:p>1201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730219" table:style-name="ce4">
            <text:p>730219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7392" table:style-name="ce4">
            <text:p>57392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3143" table:style-name="ce4">
            <text:p>13143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8680" table:style-name="ce4">
            <text:p>2868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505" table:style-name="ce4">
            <text:p>505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62803" table:style-name="ce4">
            <text:p>462803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69224" table:style-name="ce4">
            <text:p>69224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2035" table:style-name="ce4">
            <text:p>12035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5537" table:style-name="ce4">
            <text:p>25537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227" table:style-name="ce4">
            <text:p>1227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58041" table:style-name="ce4">
            <text:p>458041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0719" table:style-name="ce4">
            <text:p>50719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21079" table:style-name="ce4">
            <text:p>21079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8027" table:style-name="ce4">
            <text:p>18027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258" table:style-name="ce4">
            <text:p>258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56445" table:style-name="ce4">
            <text:p>456445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5729" table:style-name="ce4">
            <text:p>45729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0581" table:style-name="ce4">
            <text:p>10581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7160" table:style-name="ce4">
            <text:p>716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9" table:style-name="ce4">
            <text:p>19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309916" table:style-name="ce4">
            <text:p>309916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31634" table:style-name="ce4">
            <text:p>31634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6824" table:style-name="ce4">
            <text:p>6824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6483" table:style-name="ce4">
            <text:p>6483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222" table:style-name="ce4">
            <text:p>222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41950" table:style-name="ce4">
            <text:p>24195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3072" table:style-name="ce4">
            <text:p>23072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3933" table:style-name="ce4">
            <text:p>3933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5733" table:style-name="ce4">
            <text:p>5733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262" table:style-name="ce4">
            <text:p>262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63174" table:style-name="ce4">
            <text:p>263174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0656" table:style-name="ce4">
            <text:p>20656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6370" table:style-name="ce4">
            <text:p>637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6107" table:style-name="ce4">
            <text:p>6107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291" table:style-name="ce4">
            <text:p>291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22693" table:style-name="ce4">
            <text:p>222693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5113" table:style-name="ce4">
            <text:p>25113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5607" table:style-name="ce4">
            <text:p>15607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1309" table:style-name="ce4">
            <text:p>11309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13225" table:style-name="ce4">
            <text:p>313225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44493" table:style-name="ce4">
            <text:p>44493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9172" table:style-name="ce4">
            <text:p>19172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28789" table:style-name="ce4">
            <text:p>28789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126" table:style-name="ce4">
            <text:p>1126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73409" table:style-name="ce4">
            <text:p>273409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42713" table:style-name="ce4">
            <text:p>42713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6186" table:style-name="ce4">
            <text:p>16186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5884" table:style-name="ce4">
            <text:p>15884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585" table:style-name="ce4">
            <text:p>585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73509" table:style-name="ce4">
            <text:p>173509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0444" table:style-name="ce4">
            <text:p>20444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7929" table:style-name="ce4">
            <text:p>7929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2942" table:style-name="ce4">
            <text:p>12942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026" table:style-name="ce4">
            <text:p>1026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772818" table:style-name="ce4">
            <text:p>772818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62832" table:style-name="ce4">
            <text:p>62832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4191" table:style-name="ce4">
            <text:p>14191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9806" table:style-name="ce4">
            <text:p>29806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553" table:style-name="ce4">
            <text:p>553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82200" table:style-name="ce4">
            <text:p>4822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74137" table:style-name="ce4">
            <text:p>74137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3748" table:style-name="ce4">
            <text:p>13748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7213" table:style-name="ce4">
            <text:p>27213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172" table:style-name="ce4">
            <text:p>1172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87315" table:style-name="ce4">
            <text:p>487315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4817" table:style-name="ce4">
            <text:p>54817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23263" table:style-name="ce4">
            <text:p>23263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9985" table:style-name="ce4">
            <text:p>19985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278" table:style-name="ce4">
            <text:p>278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81626" table:style-name="ce4">
            <text:p>481626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8049" table:style-name="ce4">
            <text:p>48049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0607" table:style-name="ce4">
            <text:p>10607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7701" table:style-name="ce4">
            <text:p>7701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32" table:style-name="ce4">
            <text:p>32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311006" table:style-name="ce4">
            <text:p>311006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31987" table:style-name="ce4">
            <text:p>31987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7100" table:style-name="ce4">
            <text:p>71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6639" table:style-name="ce4">
            <text:p>6639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4">
            <text:p>31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47541" table:style-name="ce4">
            <text:p>247541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4546" table:style-name="ce4">
            <text:p>24546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4274" table:style-name="ce4">
            <text:p>4274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6319" table:style-name="ce4">
            <text:p>6319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312" table:style-name="ce4">
            <text:p>312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67887" table:style-name="ce4">
            <text:p>267887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2603" table:style-name="ce4">
            <text:p>22603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7110" table:style-name="ce4">
            <text:p>711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6457" table:style-name="ce4">
            <text:p>6457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363" table:style-name="ce4">
            <text:p>363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26232" table:style-name="ce4">
            <text:p>226232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7093" table:style-name="ce4">
            <text:p>27093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7220" table:style-name="ce4">
            <text:p>1722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2574" table:style-name="ce4">
            <text:p>12574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3" table:style-name="ce4">
            <text:p>13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24640" table:style-name="ce4">
            <text:p>32464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47757" table:style-name="ce4">
            <text:p>47757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9839" table:style-name="ce4">
            <text:p>19839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31634" table:style-name="ce4">
            <text:p>31634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128" table:style-name="ce4">
            <text:p>1128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81059" table:style-name="ce4">
            <text:p>281059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46742" table:style-name="ce4">
            <text:p>46742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8611" table:style-name="ce4">
            <text:p>18611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7455" table:style-name="ce4">
            <text:p>17455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660" table:style-name="ce4">
            <text:p>66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74650" table:style-name="ce4">
            <text:p>17465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1929" table:style-name="ce4">
            <text:p>21929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8390" table:style-name="ce4">
            <text:p>839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4040" table:style-name="ce4">
            <text:p>1404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300" table:style-name="ce4">
            <text:p>13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709385" table:style-name="ce4">
            <text:p>709385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8749" table:style-name="ce4">
            <text:p>58749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4398" table:style-name="ce4">
            <text:p>14398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32108" table:style-name="ce4">
            <text:p>32108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683" table:style-name="ce4">
            <text:p>683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25687" table:style-name="ce4">
            <text:p>425687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70822" table:style-name="ce4">
            <text:p>70822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3114" table:style-name="ce4">
            <text:p>13114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7072" table:style-name="ce4">
            <text:p>27072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995" table:style-name="ce4">
            <text:p>995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36902" table:style-name="ce4">
            <text:p>436902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0324" table:style-name="ce4">
            <text:p>50324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21383" table:style-name="ce4">
            <text:p>21383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0720" table:style-name="ce4">
            <text:p>2072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272" table:style-name="ce4">
            <text:p>272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33115" table:style-name="ce4">
            <text:p>433115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4518" table:style-name="ce4">
            <text:p>44518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9633" table:style-name="ce4">
            <text:p>9633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7612" table:style-name="ce4">
            <text:p>7612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26" table:style-name="ce4">
            <text:p>26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93107" table:style-name="ce4">
            <text:p>293107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33759" table:style-name="ce4">
            <text:p>33759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7554" table:style-name="ce4">
            <text:p>7554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6764" table:style-name="ce4">
            <text:p>6764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401" table:style-name="ce4">
            <text:p>401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43211" table:style-name="ce4">
            <text:p>243211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7165" table:style-name="ce4">
            <text:p>27165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4860" table:style-name="ce4">
            <text:p>486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6538" table:style-name="ce4">
            <text:p>6538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349" table:style-name="ce4">
            <text:p>349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60382" table:style-name="ce4">
            <text:p>260382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3488" table:style-name="ce4">
            <text:p>23488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7415" table:style-name="ce4">
            <text:p>7415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7065" table:style-name="ce4">
            <text:p>7065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448" table:style-name="ce4">
            <text:p>448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14105" table:style-name="ce4">
            <text:p>214105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5571" table:style-name="ce4">
            <text:p>25571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7018" table:style-name="ce4">
            <text:p>17018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2310" table:style-name="ce4">
            <text:p>1231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2" table:style-name="ce4">
            <text:p>12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00333" table:style-name="ce4">
            <text:p>300333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46639" table:style-name="ce4">
            <text:p>46639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9590" table:style-name="ce4">
            <text:p>1959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29933" table:style-name="ce4">
            <text:p>29933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052" table:style-name="ce4">
            <text:p>1052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64323" table:style-name="ce4">
            <text:p>264323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46057" table:style-name="ce4">
            <text:p>46057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6479" table:style-name="ce4">
            <text:p>16479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6694" table:style-name="ce4">
            <text:p>16694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749" table:style-name="ce4">
            <text:p>749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65454" table:style-name="ce4">
            <text:p>165454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2936" table:style-name="ce4">
            <text:p>22936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7999" table:style-name="ce4">
            <text:p>7999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3720" table:style-name="ce4">
            <text:p>1372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267" table:style-name="ce4">
            <text:p>1267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820346" table:style-name="ce4">
            <text:p>820346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64164" table:style-name="ce4">
            <text:p>64164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3650" table:style-name="ce4">
            <text:p>13650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9723" table:style-name="ce4">
            <text:p>29723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622" table:style-name="ce4">
            <text:p>622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97916" table:style-name="ce4">
            <text:p>497916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75621" table:style-name="ce4">
            <text:p>75621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4141" table:style-name="ce4">
            <text:p>14141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6751" table:style-name="ce4">
            <text:p>26751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058" table:style-name="ce4">
            <text:p>1058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92606" table:style-name="ce4">
            <text:p>492606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3640" table:style-name="ce4">
            <text:p>53640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23393" table:style-name="ce4">
            <text:p>23393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9416" table:style-name="ce4">
            <text:p>19416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307" table:style-name="ce4">
            <text:p>307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80757" table:style-name="ce4">
            <text:p>480757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7764" table:style-name="ce4">
            <text:p>47764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0627" table:style-name="ce4">
            <text:p>10627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7475" table:style-name="ce4">
            <text:p>7475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26" table:style-name="ce4">
            <text:p>26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355188" table:style-name="ce4">
            <text:p>355188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39302" table:style-name="ce4">
            <text:p>39302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8795" table:style-name="ce4">
            <text:p>8795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7662" table:style-name="ce4">
            <text:p>7662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441" table:style-name="ce4">
            <text:p>441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88266" table:style-name="ce4">
            <text:p>288266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31912" table:style-name="ce4">
            <text:p>31912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5140" table:style-name="ce4">
            <text:p>5140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7556" table:style-name="ce4">
            <text:p>7556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353" table:style-name="ce4">
            <text:p>353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08402" table:style-name="ce4">
            <text:p>308402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3369" table:style-name="ce4">
            <text:p>23369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8090" table:style-name="ce4">
            <text:p>8090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7461" table:style-name="ce4">
            <text:p>7461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521" table:style-name="ce4">
            <text:p>521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41549" table:style-name="ce4">
            <text:p>241549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7170" table:style-name="ce4">
            <text:p>27170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20431" table:style-name="ce4">
            <text:p>20431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2871" table:style-name="ce4">
            <text:p>12871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31488" table:style-name="ce4">
            <text:p>331488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49103" table:style-name="ce4">
            <text:p>49103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20638" table:style-name="ce4">
            <text:p>20638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31234" table:style-name="ce4">
            <text:p>31234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062" table:style-name="ce4">
            <text:p>1062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98521" table:style-name="ce4">
            <text:p>298521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49976" table:style-name="ce4">
            <text:p>49976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7516" table:style-name="ce4">
            <text:p>17516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6989" table:style-name="ce4">
            <text:p>16989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831" table:style-name="ce4">
            <text:p>831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89867" table:style-name="ce4">
            <text:p>189867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4026" table:style-name="ce4">
            <text:p>24026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8126" table:style-name="ce4">
            <text:p>8126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3817" table:style-name="ce4">
            <text:p>13817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453" table:style-name="ce4">
            <text:p>1453</text:p>
          </table:table-cell>
          <table:table-cell office:value-type="string" table:style-name="ce1">
            <text:p>Juli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826809" table:style-name="ce4">
            <text:p>826809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62637" table:style-name="ce4">
            <text:p>62637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4403" table:style-name="ce4">
            <text:p>14403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9630" table:style-name="ce4">
            <text:p>2963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615" table:style-name="ce4">
            <text:p>615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98720" table:style-name="ce4">
            <text:p>49872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76967" table:style-name="ce4">
            <text:p>76967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3375" table:style-name="ce4">
            <text:p>13375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6575" table:style-name="ce4">
            <text:p>26575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885" table:style-name="ce4">
            <text:p>885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86031" table:style-name="ce4">
            <text:p>486031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2521" table:style-name="ce4">
            <text:p>52521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22007" table:style-name="ce4">
            <text:p>22007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9116" table:style-name="ce4">
            <text:p>19116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99" table:style-name="ce4">
            <text:p>199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84825" table:style-name="ce4">
            <text:p>484825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7073" table:style-name="ce4">
            <text:p>47073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9580" table:style-name="ce4">
            <text:p>958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7485" table:style-name="ce4">
            <text:p>7485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4">
            <text:p>2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373176" table:style-name="ce4">
            <text:p>373176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0553" table:style-name="ce4">
            <text:p>40553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8473" table:style-name="ce4">
            <text:p>8473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7391" table:style-name="ce4">
            <text:p>7391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365" table:style-name="ce4">
            <text:p>365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09854" table:style-name="ce4">
            <text:p>309854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33738" table:style-name="ce4">
            <text:p>33738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5570" table:style-name="ce4">
            <text:p>557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7184" table:style-name="ce4">
            <text:p>7184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352" table:style-name="ce4">
            <text:p>352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20522" table:style-name="ce4">
            <text:p>320522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6123" table:style-name="ce4">
            <text:p>26123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8158" table:style-name="ce4">
            <text:p>8158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7240" table:style-name="ce4">
            <text:p>724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370" table:style-name="ce4">
            <text:p>37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42708" table:style-name="ce4">
            <text:p>242708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7342" table:style-name="ce4">
            <text:p>27342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8939" table:style-name="ce4">
            <text:p>18939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2161" table:style-name="ce4">
            <text:p>12161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32423" table:style-name="ce4">
            <text:p>332423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47338" table:style-name="ce4">
            <text:p>47338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20311" table:style-name="ce4">
            <text:p>20311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30551" table:style-name="ce4">
            <text:p>30551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924" table:style-name="ce4">
            <text:p>924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98235" table:style-name="ce4">
            <text:p>298235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48881" table:style-name="ce4">
            <text:p>48881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6206" table:style-name="ce4">
            <text:p>16206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6806" table:style-name="ce4">
            <text:p>16806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760" table:style-name="ce4">
            <text:p>76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92465" table:style-name="ce4">
            <text:p>192465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3702" table:style-name="ce4">
            <text:p>23702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7440" table:style-name="ce4">
            <text:p>744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3109" table:style-name="ce4">
            <text:p>13109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376" table:style-name="ce4">
            <text:p>1376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784182" table:style-name="ce4">
            <text:p>784182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62555" table:style-name="ce4">
            <text:p>62555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4255" table:style-name="ce4">
            <text:p>14255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8779" table:style-name="ce4">
            <text:p>28779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485" table:style-name="ce4">
            <text:p>485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77309" table:style-name="ce4">
            <text:p>477309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77778" table:style-name="ce4">
            <text:p>77778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4224" table:style-name="ce4">
            <text:p>14224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6931" table:style-name="ce4">
            <text:p>26931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940" table:style-name="ce4">
            <text:p>940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84684" table:style-name="ce4">
            <text:p>484684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2657" table:style-name="ce4">
            <text:p>52657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23352" table:style-name="ce4">
            <text:p>23352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9160" table:style-name="ce4">
            <text:p>19160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208" table:style-name="ce4">
            <text:p>208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75597" table:style-name="ce4">
            <text:p>475597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7272" table:style-name="ce4">
            <text:p>47272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2598" table:style-name="ce4">
            <text:p>12598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7928" table:style-name="ce4">
            <text:p>7928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9" table:style-name="ce4">
            <text:p>19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337790" table:style-name="ce4">
            <text:p>337790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39130" table:style-name="ce4">
            <text:p>39130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8777" table:style-name="ce4">
            <text:p>8777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8096" table:style-name="ce4">
            <text:p>8096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342" table:style-name="ce4">
            <text:p>342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77240" table:style-name="ce4">
            <text:p>277240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32327" table:style-name="ce4">
            <text:p>32327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6018" table:style-name="ce4">
            <text:p>6018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8034" table:style-name="ce4">
            <text:p>8034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296" table:style-name="ce4">
            <text:p>296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85682" table:style-name="ce4">
            <text:p>285682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5103" table:style-name="ce4">
            <text:p>25103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8326" table:style-name="ce4">
            <text:p>8326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7490" table:style-name="ce4">
            <text:p>7490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408" table:style-name="ce4">
            <text:p>408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14257" table:style-name="ce4">
            <text:p>214257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6459" table:style-name="ce4">
            <text:p>26459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7200" table:style-name="ce4">
            <text:p>17200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2425" table:style-name="ce4">
            <text:p>12425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28239" table:style-name="ce4">
            <text:p>328239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48532" table:style-name="ce4">
            <text:p>48532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22191" table:style-name="ce4">
            <text:p>22191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32896" table:style-name="ce4">
            <text:p>32896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115" table:style-name="ce4">
            <text:p>1115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90190" table:style-name="ce4">
            <text:p>290190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51834" table:style-name="ce4">
            <text:p>51834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9127" table:style-name="ce4">
            <text:p>19127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7537" table:style-name="ce4">
            <text:p>17537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592" table:style-name="ce4">
            <text:p>592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83297" table:style-name="ce4">
            <text:p>183297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4486" table:style-name="ce4">
            <text:p>24486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8081" table:style-name="ce4">
            <text:p>8081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3660" table:style-name="ce4">
            <text:p>13660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276" table:style-name="ce4">
            <text:p>1276</text:p>
          </table:table-cell>
          <table:table-cell office:value-type="string" table:style-name="ce1">
            <text:p>Sept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764686" table:style-name="ce4">
            <text:p>764686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65209" table:style-name="ce4">
            <text:p>65209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5106" table:style-name="ce4">
            <text:p>15106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3225" table:style-name="ce4">
            <text:p>3225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459" table:style-name="ce4">
            <text:p>459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76182" table:style-name="ce4">
            <text:p>476182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80286" table:style-name="ce4">
            <text:p>80286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4181" table:style-name="ce4">
            <text:p>14181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8040" table:style-name="ce4">
            <text:p>2804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030" table:style-name="ce4">
            <text:p>103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89086" table:style-name="ce4">
            <text:p>489086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3407" table:style-name="ce4">
            <text:p>53407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22295" table:style-name="ce4">
            <text:p>22295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0917" table:style-name="ce4">
            <text:p>20917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290" table:style-name="ce4">
            <text:p>29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90362" table:style-name="ce4">
            <text:p>490362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9761" table:style-name="ce4">
            <text:p>49761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0066" table:style-name="ce4">
            <text:p>10066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7689" table:style-name="ce4">
            <text:p>7689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4">
            <text:p>2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337982" table:style-name="ce4">
            <text:p>337982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3339" table:style-name="ce4">
            <text:p>43339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9262" table:style-name="ce4">
            <text:p>9262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8189" table:style-name="ce4">
            <text:p>8189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382" table:style-name="ce4">
            <text:p>382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79711" table:style-name="ce4">
            <text:p>279711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36646" table:style-name="ce4">
            <text:p>36646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6809" table:style-name="ce4">
            <text:p>6809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7973" table:style-name="ce4">
            <text:p>7973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337" table:style-name="ce4">
            <text:p>337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83144" table:style-name="ce4">
            <text:p>283144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7931" table:style-name="ce4">
            <text:p>27931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8699" table:style-name="ce4">
            <text:p>8699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7951" table:style-name="ce4">
            <text:p>7951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469" table:style-name="ce4">
            <text:p>469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07891" table:style-name="ce4">
            <text:p>207891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7349" table:style-name="ce4">
            <text:p>27349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8180" table:style-name="ce4">
            <text:p>1818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3083" table:style-name="ce4">
            <text:p>13083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21" table:style-name="ce4">
            <text:p>21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45740" table:style-name="ce4">
            <text:p>34574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49422" table:style-name="ce4">
            <text:p>49422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27673" table:style-name="ce4">
            <text:p>27673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39592" table:style-name="ce4">
            <text:p>39592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598" table:style-name="ce4">
            <text:p>1598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90472" table:style-name="ce4">
            <text:p>290472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53517" table:style-name="ce4">
            <text:p>53517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25952" table:style-name="ce4">
            <text:p>25952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22485" table:style-name="ce4">
            <text:p>22485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990" table:style-name="ce4">
            <text:p>99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79531" table:style-name="ce4">
            <text:p>179531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7722" table:style-name="ce4">
            <text:p>27722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1240" table:style-name="ce4">
            <text:p>1124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22405" table:style-name="ce4">
            <text:p>22405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852" table:style-name="ce4">
            <text:p>1852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754808" table:style-name="ce4">
            <text:p>754808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67171" table:style-name="ce4">
            <text:p>67171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5750" table:style-name="ce4">
            <text:p>15750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7718" table:style-name="ce4">
            <text:p>27718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403" table:style-name="ce4">
            <text:p>403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58442" table:style-name="ce4">
            <text:p>458442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80770" table:style-name="ce4">
            <text:p>80770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3731" table:style-name="ce4">
            <text:p>13731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8146" table:style-name="ce4">
            <text:p>28146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165" table:style-name="ce4">
            <text:p>1165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89130" table:style-name="ce4">
            <text:p>489130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5224" table:style-name="ce4">
            <text:p>55224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21392" table:style-name="ce4">
            <text:p>21392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9162" table:style-name="ce4">
            <text:p>19162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302" table:style-name="ce4">
            <text:p>302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85003" table:style-name="ce4">
            <text:p>485003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1151" table:style-name="ce4">
            <text:p>51151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9153" table:style-name="ce4">
            <text:p>9153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7065" table:style-name="ce4">
            <text:p>7065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34" table:style-name="ce4">
            <text:p>34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329544" table:style-name="ce4">
            <text:p>329544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5112" table:style-name="ce4">
            <text:p>45112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9140" table:style-name="ce4">
            <text:p>9140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8826" table:style-name="ce4">
            <text:p>8826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389" table:style-name="ce4">
            <text:p>389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86539" table:style-name="ce4">
            <text:p>286539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39811" table:style-name="ce4">
            <text:p>39811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6859" table:style-name="ce4">
            <text:p>6859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8866" table:style-name="ce4">
            <text:p>8866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373" table:style-name="ce4">
            <text:p>373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86228" table:style-name="ce4">
            <text:p>286228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9310" table:style-name="ce4">
            <text:p>29310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8774" table:style-name="ce4">
            <text:p>8774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8469" table:style-name="ce4">
            <text:p>8469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452" table:style-name="ce4">
            <text:p>452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96975" table:style-name="ce4">
            <text:p>196975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7821" table:style-name="ce4">
            <text:p>27821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21179" table:style-name="ce4">
            <text:p>21179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3502" table:style-name="ce4">
            <text:p>13502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43100" table:style-name="ce4">
            <text:p>343100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51709" table:style-name="ce4">
            <text:p>51709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49327" table:style-name="ce4">
            <text:p>49327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54532" table:style-name="ce4">
            <text:p>54532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2759" table:style-name="ce4">
            <text:p>2759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80221" table:style-name="ce4">
            <text:p>280221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56874" table:style-name="ce4">
            <text:p>56874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50209" table:style-name="ce4">
            <text:p>50209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36119" table:style-name="ce4">
            <text:p>36119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751" table:style-name="ce4">
            <text:p>1751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72679" table:style-name="ce4">
            <text:p>172679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7889" table:style-name="ce4">
            <text:p>27889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8685" table:style-name="ce4">
            <text:p>18685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45159" table:style-name="ce4">
            <text:p>45159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3119" table:style-name="ce4">
            <text:p>3119</text:p>
          </table:table-cell>
          <table:table-cell office:value-type="string" table:style-name="ce1">
            <text:p>Nov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839661" table:style-name="ce4">
            <text:p>839661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68228" table:style-name="ce4">
            <text:p>68228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5079" table:style-name="ce4">
            <text:p>15079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5977" table:style-name="ce4">
            <text:p>25977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466" table:style-name="ce4">
            <text:p>466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542657" table:style-name="ce4">
            <text:p>542657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80626" table:style-name="ce4">
            <text:p>80626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4361" table:style-name="ce4">
            <text:p>14361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8661" table:style-name="ce4">
            <text:p>28661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887" table:style-name="ce4">
            <text:p>887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533439" table:style-name="ce4">
            <text:p>533439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4742" table:style-name="ce4">
            <text:p>54742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21462" table:style-name="ce4">
            <text:p>21462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9247" table:style-name="ce4">
            <text:p>19247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292" table:style-name="ce4">
            <text:p>292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555397" table:style-name="ce4">
            <text:p>555397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3604" table:style-name="ce4">
            <text:p>53604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8794" table:style-name="ce4">
            <text:p>8794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6804" table:style-name="ce4">
            <text:p>6804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28" table:style-name="ce4">
            <text:p>28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04405" table:style-name="ce4">
            <text:p>404405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7983" table:style-name="ce4">
            <text:p>47983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0285" table:style-name="ce4">
            <text:p>10285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8814" table:style-name="ce4">
            <text:p>8814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358" table:style-name="ce4">
            <text:p>358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42083" table:style-name="ce4">
            <text:p>342083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42222" table:style-name="ce4">
            <text:p>42222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6416" table:style-name="ce4">
            <text:p>6416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8350" table:style-name="ce4">
            <text:p>8350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336" table:style-name="ce4">
            <text:p>336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31038" table:style-name="ce4">
            <text:p>331038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9974" table:style-name="ce4">
            <text:p>29974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9808" table:style-name="ce4">
            <text:p>9808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8763" table:style-name="ce4">
            <text:p>8763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464" table:style-name="ce4">
            <text:p>464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36253" table:style-name="ce4">
            <text:p>236253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8615" table:style-name="ce4">
            <text:p>28615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8386" table:style-name="ce4">
            <text:p>18386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2890" table:style-name="ce4">
            <text:p>12890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401189" table:style-name="ce4">
            <text:p>401189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52169" table:style-name="ce4">
            <text:p>52169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50278" table:style-name="ce4">
            <text:p>50278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54929" table:style-name="ce4">
            <text:p>54929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2302" table:style-name="ce4">
            <text:p>2302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30619" table:style-name="ce4">
            <text:p>330619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58216" table:style-name="ce4">
            <text:p>58216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49923" table:style-name="ce4">
            <text:p>49923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32157" table:style-name="ce4">
            <text:p>32157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352" table:style-name="ce4">
            <text:p>1352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05653" table:style-name="ce4">
            <text:p>205653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8439" table:style-name="ce4">
            <text:p>28439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7341" table:style-name="ce4">
            <text:p>17341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43125" table:style-name="ce4">
            <text:p>43125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2786" table:style-name="ce4">
            <text:p>2786</text:p>
          </table:table-cell>
          <table:table-cell office:value-type="string" table:style-name="ce1">
            <text:p>Diciembre<text:s/></text:p>
          </table:table-cell>
          <table:table-cell office:value-type="float" office:value="2021" table:style-name="ce1">
            <text:p>2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861433" table:style-name="ce4">
            <text:p>861433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9836" table:style-name="ce4">
            <text:p>59836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4850" table:style-name="ce4">
            <text:p>14850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4009" table:style-name="ce4">
            <text:p>24009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334" table:style-name="ce4">
            <text:p>334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510300" table:style-name="ce4">
            <text:p>510300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70183" table:style-name="ce4">
            <text:p>70183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3017" table:style-name="ce4">
            <text:p>13017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4945" table:style-name="ce4">
            <text:p>24945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843" table:style-name="ce4">
            <text:p>843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66145" table:style-name="ce4">
            <text:p>466145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8046" table:style-name="ce4">
            <text:p>48046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9784" table:style-name="ce4">
            <text:p>19784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4954" table:style-name="ce4">
            <text:p>14954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279" table:style-name="ce4">
            <text:p>279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524763" table:style-name="ce4">
            <text:p>524763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9964" table:style-name="ce4">
            <text:p>49964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0658" table:style-name="ce4">
            <text:p>10658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7752" table:style-name="ce4">
            <text:p>7752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33" table:style-name="ce4">
            <text:p>33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09768" table:style-name="ce4">
            <text:p>409768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2192" table:style-name="ce4">
            <text:p>42192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9461" table:style-name="ce4">
            <text:p>9461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8143" table:style-name="ce4">
            <text:p>8143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309" table:style-name="ce4">
            <text:p>309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35475" table:style-name="ce4">
            <text:p>335475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38335" table:style-name="ce4">
            <text:p>38335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5581" table:style-name="ce4">
            <text:p>5581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7961" table:style-name="ce4">
            <text:p>7961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287" table:style-name="ce4">
            <text:p>287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33737" table:style-name="ce4">
            <text:p>333737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5948" table:style-name="ce4">
            <text:p>25948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8698" table:style-name="ce4">
            <text:p>8698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8208" table:style-name="ce4">
            <text:p>8208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512" table:style-name="ce4">
            <text:p>512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37290" table:style-name="ce4">
            <text:p>237290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4691" table:style-name="ce4">
            <text:p>24691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6391" table:style-name="ce4">
            <text:p>16391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1805" table:style-name="ce4">
            <text:p>11805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8" table:style-name="ce4">
            <text:p>18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91909" table:style-name="ce4">
            <text:p>291909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37257" table:style-name="ce4">
            <text:p>37257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22553" table:style-name="ce4">
            <text:p>22553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38740" table:style-name="ce4">
            <text:p>38740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219" table:style-name="ce4">
            <text:p>1219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99158" table:style-name="ce4">
            <text:p>299158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48047" table:style-name="ce4">
            <text:p>48047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25546" table:style-name="ce4">
            <text:p>25546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32727" table:style-name="ce4">
            <text:p>32727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844" table:style-name="ce4">
            <text:p>844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01889" table:style-name="ce4">
            <text:p>201889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4315" table:style-name="ce4">
            <text:p>24315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0513" table:style-name="ce4">
            <text:p>10513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20620" table:style-name="ce4">
            <text:p>20620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570" table:style-name="ce4">
            <text:p>570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311273" table:style-name="ce6">
            <text:p>311273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5424" table:style-name="ce6">
            <text:p>5424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3845" table:style-name="ce6">
            <text:p>13845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7889" table:style-name="ce6">
            <text:p>17889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212351" table:style-name="ce6">
            <text:p>212351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2516" table:style-name="ce6">
            <text:p>2516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8137" table:style-name="ce6">
            <text:p>8137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3414" table:style-name="ce6">
            <text:p>3414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137646" table:style-name="ce6">
            <text:p>137646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2381" table:style-name="ce6">
            <text:p>2381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6833" table:style-name="ce6">
            <text:p>6833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2628" table:style-name="ce6">
            <text:p>2628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float" office:value="47821" table:style-name="ce6">
            <text:p>47821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2" table:style-name="ce2">
            <text:p>2</text:p>
          </table:table-cell>
          <table:table-cell office:value-type="float" office:value="1000" table:style-name="ce2">
            <text:p>1000</text:p>
          </table:table-cell>
          <table:table-cell office:value-type="float" office:value="178" table:style-name="ce6">
            <text:p>178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3" table:style-name="ce2">
            <text:p>3</text:p>
          </table:table-cell>
          <table:table-cell office:value-type="float" office:value="1300" table:style-name="ce2">
            <text:p>1300</text:p>
          </table:table-cell>
          <table:table-cell office:value-type="float" office:value="1350" table:style-name="ce6">
            <text:p>1350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atey</text:p>
          </table:table-cell>
          <table:table-cell office:value-type="float" office:value="4" table:style-name="ce2">
            <text:p>4</text:p>
          </table:table-cell>
          <table:table-cell office:value-type="float" office:value="1600" table:style-name="ce2">
            <text:p>1600</text:p>
          </table:table-cell>
          <table:table-cell office:value-type="float" office:value="1004" table:style-name="ce6">
            <text:p>1004</text:p>
          </table:table-cell>
          <table:table-cell office:value-type="string" table:style-name="ce1">
            <text:p>En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Americas<text:s/>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724510" table:style-name="ce6">
            <text:p>724510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Americas<text:s/>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62329" table:style-name="ce6">
            <text:p>62329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Americas<text:s/>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3862" table:style-name="ce6">
            <text:p>13862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Americas<text:s/>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6451" table:style-name="ce6">
            <text:p>26451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459" table:style-name="ce6">
            <text:p>459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49023" table:style-name="ce6">
            <text:p>449023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70575" table:style-name="ce6">
            <text:p>70575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5021" table:style-name="ce6">
            <text:p>15021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5579" table:style-name="ce6">
            <text:p>25579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945" table:style-name="ce6">
            <text:p>945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65150" table:style-name="ce6">
            <text:p>465150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50823" table:style-name="ce6">
            <text:p>50823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23075" table:style-name="ce6">
            <text:p>23075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7257" table:style-name="ce6">
            <text:p>17257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316" table:style-name="ce6">
            <text:p>316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76418" table:style-name="ce6">
            <text:p>476418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8979" table:style-name="ce6">
            <text:p>48979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0571" table:style-name="ce6">
            <text:p>10571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8190" table:style-name="ce6">
            <text:p>8190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21" table:style-name="ce6">
            <text:p>21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335814" table:style-name="ce6">
            <text:p>335814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2362" table:style-name="ce6">
            <text:p>42362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8596" table:style-name="ce6">
            <text:p>8596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8295" table:style-name="ce6">
            <text:p>8295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342" table:style-name="ce6">
            <text:p>342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87295" table:style-name="ce6">
            <text:p>287295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38242" table:style-name="ce6">
            <text:p>38242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5671" table:style-name="ce6">
            <text:p>5671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8380" table:style-name="ce6">
            <text:p>8380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335" table:style-name="ce6">
            <text:p>335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80970" table:style-name="ce6">
            <text:p>280970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8197" table:style-name="ce6">
            <text:p>28197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8799" table:style-name="ce6">
            <text:p>8799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8497" table:style-name="ce6">
            <text:p>8497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529" table:style-name="ce6">
            <text:p>529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93062" table:style-name="ce6">
            <text:p>193062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4883" table:style-name="ce6">
            <text:p>24883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6276" table:style-name="ce6">
            <text:p>16276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12913" table:style-name="ce6">
            <text:p>12913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2" table:style-name="ce6">
            <text:p>12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37868" table:style-name="ce6">
            <text:p>337868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49465" table:style-name="ce6">
            <text:p>49465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29363" table:style-name="ce6">
            <text:p>29363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48136" table:style-name="ce6">
            <text:p>48136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785" table:style-name="ce6">
            <text:p>1785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76548" table:style-name="ce6">
            <text:p>276548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51572" table:style-name="ce6">
            <text:p>51572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26629" table:style-name="ce6">
            <text:p>26629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33878" table:style-name="ce6">
            <text:p>33878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890" table:style-name="ce6">
            <text:p>890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80072" table:style-name="ce6">
            <text:p>180072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6085" table:style-name="ce6">
            <text:p>26085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0965" table:style-name="ce6">
            <text:p>10965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18165" table:style-name="ce6">
            <text:p>18165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269" table:style-name="ce6">
            <text:p>269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73145" table:style-name="ce4">
            <text:p>273145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591" table:style-name="ce4">
            <text:p>5591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5403" table:style-name="ce4">
            <text:p>15403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8879" table:style-name="ce4">
            <text:p>18879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61886" table:style-name="ce4">
            <text:p>161886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2" table:style-name="ce1">
            <text:p>2</text:p>
          </table:table-cell>
          <table:table-cell office:value-type="float" office:value="300" table:style-name="ce1">
            <text:p>300</text:p>
          </table:table-cell>
          <table:table-cell office:value-type="float" office:value="2465" table:style-name="ce4">
            <text:p>2465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3" table:style-name="ce1">
            <text:p>3</text:p>
          </table:table-cell>
          <table:table-cell office:value-type="float" office:value="400" table:style-name="ce1">
            <text:p>400</text:p>
          </table:table-cell>
          <table:table-cell office:value-type="float" office:value="8527" table:style-name="ce4">
            <text:p>8527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4" table:style-name="ce1">
            <text:p>4</text:p>
          </table:table-cell>
          <table:table-cell office:value-type="float" office:value="500" table:style-name="ce1">
            <text:p>500</text:p>
          </table:table-cell>
          <table:table-cell office:value-type="float" office:value="3449" table:style-name="ce4">
            <text:p>3449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01128" table:style-name="ce4">
            <text:p>101128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2" table:style-name="ce1">
            <text:p>2</text:p>
          </table:table-cell>
          <table:table-cell office:value-type="float" office:value="300" table:style-name="ce1">
            <text:p>300</text:p>
          </table:table-cell>
          <table:table-cell office:value-type="float" office:value="2295" table:style-name="ce4">
            <text:p>2295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3" table:style-name="ce1">
            <text:p>3</text:p>
          </table:table-cell>
          <table:table-cell office:value-type="float" office:value="400" table:style-name="ce1">
            <text:p>400</text:p>
          </table:table-cell>
          <table:table-cell office:value-type="float" office:value="7091" table:style-name="ce4">
            <text:p>7091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4" table:style-name="ce1">
            <text:p>4</text:p>
          </table:table-cell>
          <table:table-cell office:value-type="float" office:value="500" table:style-name="ce1">
            <text:p>500</text:p>
          </table:table-cell>
          <table:table-cell office:value-type="float" office:value="2549" table:style-name="ce4">
            <text:p>2549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34912" table:style-name="ce4">
            <text:p>34912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143" table:style-name="ce4">
            <text:p>143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3" table:style-name="ce1">
            <text:p>3</text:p>
          </table:table-cell>
          <table:table-cell office:value-type="float" office:value="1300" table:style-name="ce1">
            <text:p>1300</text:p>
          </table:table-cell>
          <table:table-cell office:value-type="float" office:value="1455" table:style-name="ce4">
            <text:p>1455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4" table:style-name="ce1">
            <text:p>4</text:p>
          </table:table-cell>
          <table:table-cell office:value-type="float" office:value="1600" table:style-name="ce1">
            <text:p>1600</text:p>
          </table:table-cell>
          <table:table-cell office:value-type="float" office:value="1196" table:style-name="ce4">
            <text:p>1196</text:p>
          </table:table-cell>
          <table:table-cell office:value-type="string" table:style-name="ce1">
            <text:p>Febrer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798344" table:style-name="ce4">
            <text:p>798344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69912" table:style-name="ce4">
            <text:p>69912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5619" table:style-name="ce4">
            <text:p>15619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7295" table:style-name="ce4">
            <text:p>27295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515" table:style-name="ce4">
            <text:p>515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88548" table:style-name="ce4">
            <text:p>488548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80329" table:style-name="ce4">
            <text:p>80329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5877" table:style-name="ce4">
            <text:p>15877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6918" table:style-name="ce4">
            <text:p>26918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107" table:style-name="ce4">
            <text:p>1107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512140" table:style-name="ce4">
            <text:p>512140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7751" table:style-name="ce4">
            <text:p>57751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24611" table:style-name="ce4">
            <text:p>24611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7488" table:style-name="ce4">
            <text:p>17488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303" table:style-name="ce4">
            <text:p>303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514443" table:style-name="ce4">
            <text:p>514443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3271" table:style-name="ce4">
            <text:p>53271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1648" table:style-name="ce4">
            <text:p>11648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9166" table:style-name="ce4">
            <text:p>9166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39" table:style-name="ce4">
            <text:p>39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371653" table:style-name="ce4">
            <text:p>371653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5847" table:style-name="ce4">
            <text:p>45847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0012" table:style-name="ce4">
            <text:p>10012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0284" table:style-name="ce4">
            <text:p>10284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607" table:style-name="ce4">
            <text:p>607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12004" table:style-name="ce4">
            <text:p>312004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40876" table:style-name="ce4">
            <text:p>40876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6551" table:style-name="ce4">
            <text:p>6551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0095" table:style-name="ce4">
            <text:p>10095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350" table:style-name="ce4">
            <text:p>350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09704" table:style-name="ce4">
            <text:p>309704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31732" table:style-name="ce4">
            <text:p>31732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0353" table:style-name="ce4">
            <text:p>10353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9560" table:style-name="ce4">
            <text:p>9560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733" table:style-name="ce4">
            <text:p>733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21659" table:style-name="ce4">
            <text:p>221659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9080" table:style-name="ce4">
            <text:p>29080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21782" table:style-name="ce4">
            <text:p>21782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3767" table:style-name="ce4">
            <text:p>13767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20" table:style-name="ce6">
            <text:p>20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77084" table:style-name="ce6">
            <text:p>377084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56450" table:style-name="ce6">
            <text:p>56450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30759" table:style-name="ce6">
            <text:p>30759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49055" table:style-name="ce6">
            <text:p>49055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895" table:style-name="ce6">
            <text:p>1895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03469" table:style-name="ce6">
            <text:p>303469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58334" table:style-name="ce6">
            <text:p>58334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28593" table:style-name="ce6">
            <text:p>28593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37533" table:style-name="ce6">
            <text:p>37533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387" table:style-name="ce6">
            <text:p>1387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93110" table:style-name="ce6">
            <text:p>193110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8073" table:style-name="ce6">
            <text:p>28073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0638" table:style-name="ce6">
            <text:p>10638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17608" table:style-name="ce6">
            <text:p>17608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ramo 2B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280" table:style-name="ce6">
            <text:p>280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arbella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295123" table:style-name="ce6">
            <text:p>295123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arbella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6459" table:style-name="ce6">
            <text:p>6459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arbella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7552" table:style-name="ce6">
            <text:p>17552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arbella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9706" table:style-name="ce6">
            <text:p>19706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175498" table:style-name="ce6">
            <text:p>175498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2784" table:style-name="ce6">
            <text:p>2784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10314" table:style-name="ce6">
            <text:p>10314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4110" table:style-name="ce6">
            <text:p>4110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109165" table:style-name="ce6">
            <text:p>109165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2541" table:style-name="ce6">
            <text:p>2541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8294" table:style-name="ce6">
            <text:p>8294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2995" table:style-name="ce6">
            <text:p>2995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float" office:value="38840" table:style-name="ce6">
            <text:p>38840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2" table:style-name="ce2">
            <text:p>2</text:p>
          </table:table-cell>
          <table:table-cell office:value-type="float" office:value="1000" table:style-name="ce2">
            <text:p>1000</text:p>
          </table:table-cell>
          <table:table-cell office:value-type="float" office:value="194" table:style-name="ce6">
            <text:p>194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3" table:style-name="ce2">
            <text:p>3</text:p>
          </table:table-cell>
          <table:table-cell office:value-type="float" office:value="1300" table:style-name="ce2">
            <text:p>1300</text:p>
          </table:table-cell>
          <table:table-cell office:value-type="float" office:value="1845" table:style-name="ce6">
            <text:p>1845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4" table:style-name="ce2">
            <text:p>4</text:p>
          </table:table-cell>
          <table:table-cell office:value-type="float" office:value="1600" table:style-name="ce2">
            <text:p>1600</text:p>
          </table:table-cell>
          <table:table-cell office:value-type="float" office:value="1675" table:style-name="ce6">
            <text:p>1675</text:p>
          </table:table-cell>
          <table:table-cell office:value-type="string" table:style-name="ce1">
            <text:p>Marz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808836" table:style-name="ce6">
            <text:p>808836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63246" table:style-name="ce6">
            <text:p>63246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5176" table:style-name="ce6">
            <text:p>15176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4812" table:style-name="ce6">
            <text:p>24812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487" table:style-name="ce6">
            <text:p>487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86086" table:style-name="ce6">
            <text:p>486086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72116" table:style-name="ce6">
            <text:p>72116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5502" table:style-name="ce6">
            <text:p>15502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4744" table:style-name="ce6">
            <text:p>24744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950" table:style-name="ce6">
            <text:p>950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76779" table:style-name="ce6">
            <text:p>476779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51429" table:style-name="ce6">
            <text:p>51429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21423" table:style-name="ce6">
            <text:p>21423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6888" table:style-name="ce6">
            <text:p>16888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333" table:style-name="ce6">
            <text:p>333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503855" table:style-name="ce6">
            <text:p>503855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9514" table:style-name="ce6">
            <text:p>49514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9534" table:style-name="ce6">
            <text:p>9534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8100" table:style-name="ce6">
            <text:p>8100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32" table:style-name="ce6">
            <text:p>32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381794" table:style-name="ce6">
            <text:p>381794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2996" table:style-name="ce6">
            <text:p>42996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9893" table:style-name="ce6">
            <text:p>9893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9693" table:style-name="ce6">
            <text:p>9693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466" table:style-name="ce6">
            <text:p>466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23365" table:style-name="ce6">
            <text:p>323365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38594" table:style-name="ce6">
            <text:p>38594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6137" table:style-name="ce6">
            <text:p>6137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9385" table:style-name="ce6">
            <text:p>9385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316" table:style-name="ce6">
            <text:p>316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29120" table:style-name="ce6">
            <text:p>329120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9529" table:style-name="ce6">
            <text:p>29529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0028" table:style-name="ce6">
            <text:p>10028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9251" table:style-name="ce6">
            <text:p>9251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520" table:style-name="ce6">
            <text:p>520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30740" table:style-name="ce6">
            <text:p>230740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7395" table:style-name="ce6">
            <text:p>27395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9417" table:style-name="ce6">
            <text:p>19417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13028" table:style-name="ce6">
            <text:p>13028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34" table:style-name="ce4">
            <text:p>34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57610" table:style-name="ce4">
            <text:p>357610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49709" table:style-name="ce4">
            <text:p>49709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26513" table:style-name="ce4">
            <text:p>26513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43146" table:style-name="ce4">
            <text:p>43146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677" table:style-name="ce4">
            <text:p>1677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04445" table:style-name="ce4">
            <text:p>304445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53132" table:style-name="ce4">
            <text:p>53132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24400" table:style-name="ce4">
            <text:p>24400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32622" table:style-name="ce4">
            <text:p>32622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324" table:style-name="ce4">
            <text:p>1324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93419" table:style-name="ce4">
            <text:p>193419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5131" table:style-name="ce4">
            <text:p>25131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8062" table:style-name="ce4">
            <text:p>8062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3934" table:style-name="ce4">
            <text:p>13934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465" table:style-name="ce4">
            <text:p>465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306482" table:style-name="ce4">
            <text:p>306482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6249" table:style-name="ce4">
            <text:p>6249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6577" table:style-name="ce4">
            <text:p>16577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7812" table:style-name="ce4">
            <text:p>17812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99675" table:style-name="ce4">
            <text:p>199675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2" table:style-name="ce1">
            <text:p>2</text:p>
          </table:table-cell>
          <table:table-cell office:value-type="float" office:value="300" table:style-name="ce1">
            <text:p>300</text:p>
          </table:table-cell>
          <table:table-cell office:value-type="float" office:value="2941" table:style-name="ce4">
            <text:p>2941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3" table:style-name="ce1">
            <text:p>3</text:p>
          </table:table-cell>
          <table:table-cell office:value-type="float" office:value="400" table:style-name="ce1">
            <text:p>400</text:p>
          </table:table-cell>
          <table:table-cell office:value-type="float" office:value="10287" table:style-name="ce4">
            <text:p>10287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4" table:style-name="ce1">
            <text:p>4</text:p>
          </table:table-cell>
          <table:table-cell office:value-type="float" office:value="500" table:style-name="ce1">
            <text:p>500</text:p>
          </table:table-cell>
          <table:table-cell office:value-type="float" office:value="3994" table:style-name="ce4">
            <text:p>3994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30336" table:style-name="ce4">
            <text:p>130336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2" table:style-name="ce1">
            <text:p>2</text:p>
          </table:table-cell>
          <table:table-cell office:value-type="float" office:value="300" table:style-name="ce1">
            <text:p>300</text:p>
          </table:table-cell>
          <table:table-cell office:value-type="float" office:value="2700" table:style-name="ce4">
            <text:p>2700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3" table:style-name="ce1">
            <text:p>3</text:p>
          </table:table-cell>
          <table:table-cell office:value-type="float" office:value="400" table:style-name="ce1">
            <text:p>400</text:p>
          </table:table-cell>
          <table:table-cell office:value-type="float" office:value="8152" table:style-name="ce4">
            <text:p>8152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4" table:style-name="ce1">
            <text:p>4</text:p>
          </table:table-cell>
          <table:table-cell office:value-type="float" office:value="500" table:style-name="ce1">
            <text:p>500</text:p>
          </table:table-cell>
          <table:table-cell office:value-type="float" office:value="2986" table:style-name="ce4">
            <text:p>2986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50440" table:style-name="ce4">
            <text:p>50440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237" table:style-name="ce4">
            <text:p>237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3" table:style-name="ce1">
            <text:p>3</text:p>
          </table:table-cell>
          <table:table-cell office:value-type="float" office:value="1300" table:style-name="ce1">
            <text:p>1300</text:p>
          </table:table-cell>
          <table:table-cell office:value-type="float" office:value="2075" table:style-name="ce4">
            <text:p>2075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4" table:style-name="ce1">
            <text:p>4</text:p>
          </table:table-cell>
          <table:table-cell office:value-type="float" office:value="1600" table:style-name="ce1">
            <text:p>1600</text:p>
          </table:table-cell>
          <table:table-cell office:value-type="float" office:value="1607" table:style-name="ce4">
            <text:p>1607</text:p>
          </table:table-cell>
          <table:table-cell office:value-type="string" table:style-name="ce1">
            <text:p>Abril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821463" table:style-name="ce4">
            <text:p>821463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65674" table:style-name="ce4">
            <text:p>65674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6364" table:style-name="ce4">
            <text:p>16364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7536" table:style-name="ce4">
            <text:p>27536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512" table:style-name="ce4">
            <text:p>512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91680" table:style-name="ce4">
            <text:p>491680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76712" table:style-name="ce4">
            <text:p>76712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6779" table:style-name="ce4">
            <text:p>16779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6196" table:style-name="ce4">
            <text:p>26196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024" table:style-name="ce4">
            <text:p>1024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511988" table:style-name="ce4">
            <text:p>511988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5076" table:style-name="ce4">
            <text:p>55076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22378" table:style-name="ce4">
            <text:p>22378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7939" table:style-name="ce4">
            <text:p>17939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491" table:style-name="ce4">
            <text:p>491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511565" table:style-name="ce4">
            <text:p>511565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1393" table:style-name="ce4">
            <text:p>51393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1332" table:style-name="ce4">
            <text:p>11332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9467" table:style-name="ce4">
            <text:p>9467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29" table:style-name="ce4">
            <text:p>29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370370" table:style-name="ce4">
            <text:p>370370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4131" table:style-name="ce4">
            <text:p>44131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9812" table:style-name="ce4">
            <text:p>9812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0429" table:style-name="ce6">
            <text:p>10429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457" table:style-name="ce6">
            <text:p>457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09814" table:style-name="ce6">
            <text:p>309814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38785" table:style-name="ce6">
            <text:p>38785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6504" table:style-name="ce6">
            <text:p>6504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9912" table:style-name="ce6">
            <text:p>9912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305" table:style-name="ce6">
            <text:p>305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13936" table:style-name="ce6">
            <text:p>313936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30959" table:style-name="ce6">
            <text:p>30959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0066" table:style-name="ce6">
            <text:p>10066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9548" table:style-name="ce6">
            <text:p>9548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418" table:style-name="ce6">
            <text:p>418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31695" table:style-name="ce6">
            <text:p>231695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9600" table:style-name="ce6">
            <text:p>29600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20798" table:style-name="ce6">
            <text:p>20798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antiago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13293" table:style-name="ce6">
            <text:p>13293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antiago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3" table:style-name="ce6">
            <text:p>13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ramo 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74586" table:style-name="ce6">
            <text:p>374586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ramo 1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51753" table:style-name="ce6">
            <text:p>51753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ramo 1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30891" table:style-name="ce6">
            <text:p>30891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47526" table:style-name="ce6">
            <text:p>47526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774" table:style-name="ce6">
            <text:p>1774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11183" table:style-name="ce6">
            <text:p>311183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57443" table:style-name="ce6">
            <text:p>57443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26689" table:style-name="ce6">
            <text:p>26689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35339" table:style-name="ce6">
            <text:p>35339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433" table:style-name="ce6">
            <text:p>1433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92602" table:style-name="ce6">
            <text:p>192602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6619" table:style-name="ce6">
            <text:p>26619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9129" table:style-name="ce6">
            <text:p>9129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15152" table:style-name="ce6">
            <text:p>15152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544" table:style-name="ce6">
            <text:p>544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302195" table:style-name="ce6">
            <text:p>302195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6382" table:style-name="ce6">
            <text:p>6382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6838" table:style-name="ce6">
            <text:p>16838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9875" table:style-name="ce6">
            <text:p>19875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180024" table:style-name="ce6">
            <text:p>180024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3012" table:style-name="ce6">
            <text:p>3012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10384" table:style-name="ce6">
            <text:p>10384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4379" table:style-name="ce6">
            <text:p>4379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111680" table:style-name="ce6">
            <text:p>111680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2847" table:style-name="ce6">
            <text:p>2847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8215" table:style-name="ce6">
            <text:p>8215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3310" table:style-name="ce6">
            <text:p>3310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float" office:value="37563" table:style-name="ce6">
            <text:p>37563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2" table:style-name="ce2">
            <text:p>2</text:p>
          </table:table-cell>
          <table:table-cell office:value-type="float" office:value="1000" table:style-name="ce2">
            <text:p>1000</text:p>
          </table:table-cell>
          <table:table-cell office:value-type="float" office:value="265" table:style-name="ce6">
            <text:p>265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3" table:style-name="ce2">
            <text:p>3</text:p>
          </table:table-cell>
          <table:table-cell office:value-type="float" office:value="1300" table:style-name="ce2">
            <text:p>1300</text:p>
          </table:table-cell>
          <table:table-cell office:value-type="float" office:value="1979" table:style-name="ce6">
            <text:p>1979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4" table:style-name="ce2">
            <text:p>4</text:p>
          </table:table-cell>
          <table:table-cell office:value-type="float" office:value="1600" table:style-name="ce2">
            <text:p>1600</text:p>
          </table:table-cell>
          <table:table-cell office:value-type="float" office:value="1594" table:style-name="ce6">
            <text:p>1594</text:p>
          </table:table-cell>
          <table:table-cell office:value-type="string" table:style-name="ce1">
            <text:p>May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808589" table:style-name="ce6">
            <text:p>808589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63341" table:style-name="ce6">
            <text:p>63341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6918" table:style-name="ce6">
            <text:p>16918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7155" table:style-name="ce6">
            <text:p>27155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535" table:style-name="ce6">
            <text:p>535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79811" table:style-name="ce6">
            <text:p>479811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76834" table:style-name="ce6">
            <text:p>76834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4621" table:style-name="ce6">
            <text:p>14621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6579" table:style-name="ce6">
            <text:p>26579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1067" table:style-name="ce6">
            <text:p>1067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96344" table:style-name="ce6">
            <text:p>496344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55150" table:style-name="ce6">
            <text:p>55150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21849" table:style-name="ce6">
            <text:p>21849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7854" table:style-name="ce6">
            <text:p>17854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463" table:style-name="ce6">
            <text:p>463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93055" table:style-name="ce6">
            <text:p>493055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9818" table:style-name="ce6">
            <text:p>49818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1181" table:style-name="ce6">
            <text:p>11181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9369" table:style-name="ce6">
            <text:p>9369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41" table:style-name="ce6">
            <text:p>41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366571" table:style-name="ce6">
            <text:p>366571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3891" table:style-name="ce6">
            <text:p>43891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9383" table:style-name="ce6">
            <text:p>9383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0465" table:style-name="ce4">
            <text:p>10465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401" table:style-name="ce4">
            <text:p>401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05634" table:style-name="ce4">
            <text:p>305634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39842" table:style-name="ce4">
            <text:p>39842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6817" table:style-name="ce4">
            <text:p>6817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9770" table:style-name="ce4">
            <text:p>9770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331" table:style-name="ce4">
            <text:p>331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14315" table:style-name="ce4">
            <text:p>314315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30888" table:style-name="ce4">
            <text:p>30888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0562" table:style-name="ce4">
            <text:p>10562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9629" table:style-name="ce4">
            <text:p>9629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334" table:style-name="ce4">
            <text:p>334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22712" table:style-name="ce4">
            <text:p>222712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9432" table:style-name="ce4">
            <text:p>29432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20310" table:style-name="ce4">
            <text:p>20310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3461" table:style-name="ce4">
            <text:p>13461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6" table:style-name="ce4">
            <text:p>16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55149" table:style-name="ce4">
            <text:p>355149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50132" table:style-name="ce4">
            <text:p>50132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31683" table:style-name="ce4">
            <text:p>31683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45692" table:style-name="ce4">
            <text:p>45692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184" table:style-name="ce4">
            <text:p>1184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98790" table:style-name="ce4">
            <text:p>298790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56535" table:style-name="ce4">
            <text:p>56535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25664" table:style-name="ce4">
            <text:p>25664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33019" table:style-name="ce4">
            <text:p>33019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269" table:style-name="ce4">
            <text:p>1269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84775" table:style-name="ce4">
            <text:p>184775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4872" table:style-name="ce4">
            <text:p>24872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7814" table:style-name="ce4">
            <text:p>7814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3602" table:style-name="ce4">
            <text:p>13602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524" table:style-name="ce4">
            <text:p>524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87908" table:style-name="ce4">
            <text:p>287908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6053" table:style-name="ce4">
            <text:p>6053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6287" table:style-name="ce4">
            <text:p>16287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7799" table:style-name="ce4">
            <text:p>17799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69094" table:style-name="ce4">
            <text:p>169094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2" table:style-name="ce1">
            <text:p>2</text:p>
          </table:table-cell>
          <table:table-cell office:value-type="float" office:value="300" table:style-name="ce1">
            <text:p>300</text:p>
          </table:table-cell>
          <table:table-cell office:value-type="float" office:value="2882" table:style-name="ce4">
            <text:p>2882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3" table:style-name="ce1">
            <text:p>3</text:p>
          </table:table-cell>
          <table:table-cell office:value-type="float" office:value="400" table:style-name="ce1">
            <text:p>400</text:p>
          </table:table-cell>
          <table:table-cell office:value-type="float" office:value="9708" table:style-name="ce4">
            <text:p>9708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4" table:style-name="ce1">
            <text:p>4</text:p>
          </table:table-cell>
          <table:table-cell office:value-type="float" office:value="500" table:style-name="ce1">
            <text:p>500</text:p>
          </table:table-cell>
          <table:table-cell office:value-type="float" office:value="4547" table:style-name="ce4">
            <text:p>4547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08483" table:style-name="ce4">
            <text:p>108483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2" table:style-name="ce1">
            <text:p>2</text:p>
          </table:table-cell>
          <table:table-cell office:value-type="float" office:value="300" table:style-name="ce1">
            <text:p>300</text:p>
          </table:table-cell>
          <table:table-cell office:value-type="float" office:value="2514" table:style-name="ce4">
            <text:p>2514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3" table:style-name="ce1">
            <text:p>3</text:p>
          </table:table-cell>
          <table:table-cell office:value-type="float" office:value="400" table:style-name="ce1">
            <text:p>400</text:p>
          </table:table-cell>
          <table:table-cell office:value-type="float" office:value="8120" table:style-name="ce4">
            <text:p>8120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4" table:style-name="ce1">
            <text:p>4</text:p>
          </table:table-cell>
          <table:table-cell office:value-type="float" office:value="500" table:style-name="ce1">
            <text:p>500</text:p>
          </table:table-cell>
          <table:table-cell office:value-type="float" office:value="3367" table:style-name="ce4">
            <text:p>3367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38870" table:style-name="ce4">
            <text:p>38870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255" table:style-name="ce4">
            <text:p>255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3" table:style-name="ce1">
            <text:p>3</text:p>
          </table:table-cell>
          <table:table-cell office:value-type="float" office:value="1300" table:style-name="ce1">
            <text:p>1300</text:p>
          </table:table-cell>
          <table:table-cell office:value-type="float" office:value="1920" table:style-name="ce4">
            <text:p>1920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4" table:style-name="ce1">
            <text:p>4</text:p>
          </table:table-cell>
          <table:table-cell office:value-type="float" office:value="1600" table:style-name="ce1">
            <text:p>1600</text:p>
          </table:table-cell>
          <table:table-cell office:value-type="float" office:value="1758" table:style-name="ce4">
            <text:p>1758</text:p>
          </table:table-cell>
          <table:table-cell office:value-type="string" table:style-name="ce1">
            <text:p>Jun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861513" table:style-name="ce4">
            <text:p>861513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66089" table:style-name="ce4">
            <text:p>66089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6209" table:style-name="ce4">
            <text:p>16209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6510" table:style-name="ce4">
            <text:p>26510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507" table:style-name="ce4">
            <text:p>507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520675" table:style-name="ce4">
            <text:p>520675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78415" table:style-name="ce4">
            <text:p>78415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5723" table:style-name="ce6">
            <text:p>15723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7701" table:style-name="ce6">
            <text:p>27701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1168" table:style-name="ce6">
            <text:p>1168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518280" table:style-name="ce7">
            <text:p>518,280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56425" table:style-name="ce7">
            <text:p>56,425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22749" table:style-name="ce7">
            <text:p>22,749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7901" table:style-name="ce7">
            <text:p>17,901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407" table:style-name="ce6">
            <text:p>407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518765" table:style-name="ce6">
            <text:p>518765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50338" table:style-name="ce6">
            <text:p>50338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0457" table:style-name="ce6">
            <text:p>10457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8955" table:style-name="ce6">
            <text:p>8955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41" table:style-name="ce6">
            <text:p>41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04205" table:style-name="ce6">
            <text:p>404205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6945" table:style-name="ce6">
            <text:p>46945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oral 1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0629" table:style-name="ce6">
            <text:p>10629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oral 1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0497" table:style-name="ce6">
            <text:p>10497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oral 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401" table:style-name="ce6">
            <text:p>401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oral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36771" table:style-name="ce6">
            <text:p>336771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oral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42093" table:style-name="ce6">
            <text:p>42093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6899" table:style-name="ce6">
            <text:p>6899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9940" table:style-name="ce6">
            <text:p>9940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296" table:style-name="ce6">
            <text:p>296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45566" table:style-name="ce6">
            <text:p>345566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31642" table:style-name="ce6">
            <text:p>31642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1034" table:style-name="ce6">
            <text:p>11034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9953" table:style-name="ce6">
            <text:p>9953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448" table:style-name="ce6">
            <text:p>448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46732" table:style-name="ce6">
            <text:p>246732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30197" table:style-name="ce6">
            <text:p>30197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8663" table:style-name="ce6">
            <text:p>18663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13967" table:style-name="ce6">
            <text:p>13967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25" table:style-name="ce6">
            <text:p>25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71313" table:style-name="ce6">
            <text:p>371313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51527" table:style-name="ce6">
            <text:p>51527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30268" table:style-name="ce6">
            <text:p>30268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46001" table:style-name="ce6">
            <text:p>46001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163" table:style-name="ce6">
            <text:p>1163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23704" table:style-name="ce6">
            <text:p>323704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57094" table:style-name="ce6">
            <text:p>57094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24266" table:style-name="ce6">
            <text:p>24266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34124" table:style-name="ce6">
            <text:p>34124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221" table:style-name="ce6">
            <text:p>1221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07238" table:style-name="ce6">
            <text:p>207238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5429" table:style-name="ce6">
            <text:p>25429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7667" table:style-name="ce6">
            <text:p>7667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13610" table:style-name="ce6">
            <text:p>13610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433" table:style-name="ce6">
            <text:p>433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305639" table:style-name="ce6">
            <text:p>305639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6111" table:style-name="ce6">
            <text:p>6111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6276" table:style-name="ce6">
            <text:p>16276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8689" table:style-name="ce6">
            <text:p>18689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185493" table:style-name="ce6">
            <text:p>185493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2873" table:style-name="ce6">
            <text:p>2873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9856" table:style-name="ce6">
            <text:p>9856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4221" table:style-name="ce6">
            <text:p>4221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125510" table:style-name="ce6">
            <text:p>125510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2868" table:style-name="ce6">
            <text:p>2868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8491" table:style-name="ce6">
            <text:p>8491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3116" table:style-name="ce6">
            <text:p>3116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float" office:value="47151" table:style-name="ce6">
            <text:p>47151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2" table:style-name="ce2">
            <text:p>2</text:p>
          </table:table-cell>
          <table:table-cell office:value-type="float" office:value="1000" table:style-name="ce2">
            <text:p>1000</text:p>
          </table:table-cell>
          <table:table-cell office:value-type="float" office:value="358" table:style-name="ce6">
            <text:p>358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3" table:style-name="ce2">
            <text:p>3</text:p>
          </table:table-cell>
          <table:table-cell office:value-type="float" office:value="1300" table:style-name="ce2">
            <text:p>1300</text:p>
          </table:table-cell>
          <table:table-cell office:value-type="float" office:value="2005" table:style-name="ce6">
            <text:p>2005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4" table:style-name="ce2">
            <text:p>4</text:p>
          </table:table-cell>
          <table:table-cell office:value-type="float" office:value="1600" table:style-name="ce2">
            <text:p>1600</text:p>
          </table:table-cell>
          <table:table-cell office:value-type="float" office:value="1630" table:style-name="ce6">
            <text:p>1630</text:p>
          </table:table-cell>
          <table:table-cell office:value-type="string" table:style-name="ce1">
            <text:p>Juli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886493" table:style-name="ce6">
            <text:p>886493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67873" table:style-name="ce6">
            <text:p>67873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7579" table:style-name="ce6">
            <text:p>17579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6790" table:style-name="ce6">
            <text:p>26790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387" table:style-name="ce6">
            <text:p>387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513652" table:style-name="ce6">
            <text:p>513652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80180" table:style-name="ce6">
            <text:p>80180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6029" table:style-name="ce4">
            <text:p>16029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7399" table:style-name="ce4">
            <text:p>27399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241" table:style-name="ce4">
            <text:p>1241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518515" table:style-name="ce4">
            <text:p>518515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8592" table:style-name="ce4">
            <text:p>58592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24804" table:style-name="ce4">
            <text:p>24804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8908" table:style-name="ce4">
            <text:p>18908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283" table:style-name="ce4">
            <text:p>283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514861" table:style-name="ce4">
            <text:p>514861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1068" table:style-name="ce4">
            <text:p>51068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1895" table:style-name="ce4">
            <text:p>11895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9305" table:style-name="ce4">
            <text:p>9305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27" table:style-name="ce4">
            <text:p>27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20928" table:style-name="ce4">
            <text:p>420928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8689" table:style-name="ce4">
            <text:p>48689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1015" table:style-name="ce4">
            <text:p>11015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1154" table:style-name="ce4">
            <text:p>11154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494" table:style-name="ce4">
            <text:p>494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55533" table:style-name="ce4">
            <text:p>355533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44037" table:style-name="ce4">
            <text:p>44037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7922" table:style-name="ce4">
            <text:p>7922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0503" table:style-name="ce4">
            <text:p>10503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218" table:style-name="ce4">
            <text:p>218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59009" table:style-name="ce4">
            <text:p>359009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33330" table:style-name="ce4">
            <text:p>33330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1465" table:style-name="ce4">
            <text:p>11465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0272" table:style-name="ce4">
            <text:p>10272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490" table:style-name="ce4">
            <text:p>490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51454" table:style-name="ce4">
            <text:p>251454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30843" table:style-name="ce4">
            <text:p>30843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9315" table:style-name="ce4">
            <text:p>19315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3500" table:style-name="ce4">
            <text:p>13500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22" table:style-name="ce4">
            <text:p>22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74603" table:style-name="ce4">
            <text:p>374603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52026" table:style-name="ce4">
            <text:p>52026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32297" table:style-name="ce4">
            <text:p>32297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45276" table:style-name="ce4">
            <text:p>45276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931" table:style-name="ce4">
            <text:p>931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29425" table:style-name="ce4">
            <text:p>329425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59791" table:style-name="ce4">
            <text:p>59791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27659" table:style-name="ce4">
            <text:p>27659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34343" table:style-name="ce4">
            <text:p>34343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097" table:style-name="ce4">
            <text:p>1097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17387" table:style-name="ce4">
            <text:p>217387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7627" table:style-name="ce4">
            <text:p>27627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8923" table:style-name="ce4">
            <text:p>8923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6177" table:style-name="ce4">
            <text:p>16177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481" table:style-name="ce4">
            <text:p>481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307778" table:style-name="ce4">
            <text:p>307778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6338" table:style-name="ce4">
            <text:p>6338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6714" table:style-name="ce4">
            <text:p>16714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9409" table:style-name="ce4">
            <text:p>19409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85653" table:style-name="ce4">
            <text:p>185653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2" table:style-name="ce1">
            <text:p>2</text:p>
          </table:table-cell>
          <table:table-cell office:value-type="float" office:value="300" table:style-name="ce1">
            <text:p>300</text:p>
          </table:table-cell>
          <table:table-cell office:value-type="float" office:value="2896" table:style-name="ce4">
            <text:p>2896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3" table:style-name="ce1">
            <text:p>3</text:p>
          </table:table-cell>
          <table:table-cell office:value-type="float" office:value="400" table:style-name="ce1">
            <text:p>400</text:p>
          </table:table-cell>
          <table:table-cell office:value-type="float" office:value="10535" table:style-name="ce4">
            <text:p>10535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4376" table:style-name="ce6">
            <text:p>4376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125992" table:style-name="ce6">
            <text:p>125992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2766" table:style-name="ce6">
            <text:p>2766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8951" table:style-name="ce6">
            <text:p>8951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3263" table:style-name="ce6">
            <text:p>3263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float" office:value="49030" table:style-name="ce6">
            <text:p>49030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2" table:style-name="ce2">
            <text:p>2</text:p>
          </table:table-cell>
          <table:table-cell office:value-type="float" office:value="1000" table:style-name="ce2">
            <text:p>1000</text:p>
          </table:table-cell>
          <table:table-cell office:value-type="float" office:value="298" table:style-name="ce6">
            <text:p>298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3" table:style-name="ce2">
            <text:p>3</text:p>
          </table:table-cell>
          <table:table-cell office:value-type="float" office:value="1300" table:style-name="ce2">
            <text:p>1300</text:p>
          </table:table-cell>
          <table:table-cell office:value-type="float" office:value="2152" table:style-name="ce6">
            <text:p>2152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4" table:style-name="ce2">
            <text:p>4</text:p>
          </table:table-cell>
          <table:table-cell office:value-type="float" office:value="1600" table:style-name="ce2">
            <text:p>1600</text:p>
          </table:table-cell>
          <table:table-cell office:value-type="float" office:value="1670" table:style-name="ce6">
            <text:p>1670</text:p>
          </table:table-cell>
          <table:table-cell office:value-type="string" table:style-name="ce1">
            <text:p>Agosto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762115" table:style-name="ce6">
            <text:p>762115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62303" table:style-name="ce6">
            <text:p>62303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6880" table:style-name="ce6">
            <text:p>16880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6877" table:style-name="ce6">
            <text:p>26877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446" table:style-name="ce6">
            <text:p>446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53216" table:style-name="ce6">
            <text:p>453216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Duarte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73773" table:style-name="ce6">
            <text:p>73773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Duarte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3779" table:style-name="ce6">
            <text:p>13779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Duarte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4729" table:style-name="ce6">
            <text:p>24729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Duarte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1114" table:style-name="ce6">
            <text:p>1114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anchez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87461" table:style-name="ce6">
            <text:p>487461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53853" table:style-name="ce6">
            <text:p>53853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20717" table:style-name="ce6">
            <text:p>20717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7984" table:style-name="ce6">
            <text:p>17984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359" table:style-name="ce6">
            <text:p>359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60200" table:style-name="ce6">
            <text:p>460200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6299" table:style-name="ce6">
            <text:p>46299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9601" table:style-name="ce6">
            <text:p>9601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8128" table:style-name="ce6">
            <text:p>8128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21" table:style-name="ce6">
            <text:p>21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316543" table:style-name="ce6">
            <text:p>316543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38446" table:style-name="ce6">
            <text:p>38446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9280" table:style-name="ce6">
            <text:p>9280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9329" table:style-name="ce6">
            <text:p>9329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368" table:style-name="ce6">
            <text:p>368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48533" table:style-name="ce6">
            <text:p>248533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30159" table:style-name="ce6">
            <text:p>30159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6299" table:style-name="ce6">
            <text:p>6299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7642" table:style-name="ce6">
            <text:p>7642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216" table:style-name="ce6">
            <text:p>216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05992" table:style-name="ce6">
            <text:p>305992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9763" table:style-name="ce6">
            <text:p>29763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0444" table:style-name="ce6">
            <text:p>10444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9084" table:style-name="ce6">
            <text:p>9084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353" table:style-name="ce6">
            <text:p>353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14469" table:style-name="ce6">
            <text:p>214469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7689" table:style-name="ce6">
            <text:p>27689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7689" table:style-name="ce6">
            <text:p>17689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12134" table:style-name="ce6">
            <text:p>12134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47" table:style-name="ce6">
            <text:p>47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38051" table:style-name="ce6">
            <text:p>338051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47521" table:style-name="ce6">
            <text:p>47521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29003" table:style-name="ce6">
            <text:p>29003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42188" table:style-name="ce6">
            <text:p>42188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984" table:style-name="ce6">
            <text:p>984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89125" table:style-name="ce6">
            <text:p>289125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55756" table:style-name="ce6">
            <text:p>55756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23712" table:style-name="ce6">
            <text:p>23712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33585" table:style-name="ce6">
            <text:p>33585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185" table:style-name="ce6">
            <text:p>1185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82794" table:style-name="ce6">
            <text:p>182794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4594" table:style-name="ce6">
            <text:p>24594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8342" table:style-name="ce6">
            <text:p>8342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15059" table:style-name="ce6">
            <text:p>15059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534" table:style-name="ce6">
            <text:p>534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258386" table:style-name="ce6">
            <text:p>258386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5253" table:style-name="ce6">
            <text:p>5253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5418" table:style-name="ce6">
            <text:p>15418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9045" table:style-name="ce6">
            <text:p>19045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141050" table:style-name="ce6">
            <text:p>141050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2106" table:style-name="ce6">
            <text:p>2106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8519" table:style-name="ce6">
            <text:p>8519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4" table:style-name="ce1">
            <text:p>4</text:p>
          </table:table-cell>
          <table:table-cell office:value-type="float" office:value="500" table:style-name="ce1">
            <text:p>500</text:p>
          </table:table-cell>
          <table:table-cell office:value-type="float" office:value="3640" table:style-name="ce4">
            <text:p>3640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25249" table:style-name="ce4">
            <text:p>125249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2" table:style-name="ce1">
            <text:p>2</text:p>
          </table:table-cell>
          <table:table-cell office:value-type="float" office:value="300" table:style-name="ce1">
            <text:p>300</text:p>
          </table:table-cell>
          <table:table-cell office:value-type="float" office:value="2039" table:style-name="ce4">
            <text:p>2039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3" table:style-name="ce1">
            <text:p>3</text:p>
          </table:table-cell>
          <table:table-cell office:value-type="float" office:value="400" table:style-name="ce1">
            <text:p>400</text:p>
          </table:table-cell>
          <table:table-cell office:value-type="float" office:value="7686" table:style-name="ce4">
            <text:p>7686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4" table:style-name="ce1">
            <text:p>4</text:p>
          </table:table-cell>
          <table:table-cell office:value-type="float" office:value="500" table:style-name="ce1">
            <text:p>500</text:p>
          </table:table-cell>
          <table:table-cell office:value-type="float" office:value="2846" table:style-name="ce4">
            <text:p>2846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30934" table:style-name="ce4">
            <text:p>30934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157" table:style-name="ce4">
            <text:p>157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3" table:style-name="ce1">
            <text:p>3</text:p>
          </table:table-cell>
          <table:table-cell office:value-type="float" office:value="1300" table:style-name="ce1">
            <text:p>1300</text:p>
          </table:table-cell>
          <table:table-cell office:value-type="float" office:value="1871" table:style-name="ce4">
            <text:p>1871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4" table:style-name="ce1">
            <text:p>4</text:p>
          </table:table-cell>
          <table:table-cell office:value-type="float" office:value="1600" table:style-name="ce1">
            <text:p>1600</text:p>
          </table:table-cell>
          <table:table-cell office:value-type="float" office:value="1306" table:style-name="ce4">
            <text:p>1306</text:p>
          </table:table-cell>
          <table:table-cell office:value-type="string" table:style-name="ce1">
            <text:p>Sept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799954" table:style-name="ce4">
            <text:p>799954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67137" table:style-name="ce4">
            <text:p>67137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7033" table:style-name="ce4">
            <text:p>17033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5380" table:style-name="ce4">
            <text:p>25380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526" table:style-name="ce4">
            <text:p>526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84327" table:style-name="ce4">
            <text:p>484327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78596" table:style-name="ce4">
            <text:p>78596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4463" table:style-name="ce4">
            <text:p>14463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6786" table:style-name="ce4">
            <text:p>26786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226" table:style-name="ce4">
            <text:p>1226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514419" table:style-name="ce4">
            <text:p>514419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7546" table:style-name="ce4">
            <text:p>57546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21576" table:style-name="ce4">
            <text:p>21576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8638" table:style-name="ce4">
            <text:p>18638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438" table:style-name="ce4">
            <text:p>438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93334" table:style-name="ce4">
            <text:p>493334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0267" table:style-name="ce4">
            <text:p>50267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0703" table:style-name="ce4">
            <text:p>10703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8928" table:style-name="ce4">
            <text:p>8928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24" table:style-name="ce4">
            <text:p>24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380821" table:style-name="ce4">
            <text:p>380821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4640" table:style-name="ce4">
            <text:p>44640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0778" table:style-name="ce4">
            <text:p>10778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9988" table:style-name="ce4">
            <text:p>9988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411" table:style-name="ce4">
            <text:p>411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26467" table:style-name="ce4">
            <text:p>326467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37043" table:style-name="ce4">
            <text:p>37043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9308" table:style-name="ce4">
            <text:p>9308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9244" table:style-name="ce4">
            <text:p>9244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89" table:style-name="ce4">
            <text:p>89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25072" table:style-name="ce4">
            <text:p>325072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32328" table:style-name="ce4">
            <text:p>32328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1413" table:style-name="ce4">
            <text:p>11413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9488" table:style-name="ce4">
            <text:p>9488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448" table:style-name="ce4">
            <text:p>448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25215" table:style-name="ce4">
            <text:p>225215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9849" table:style-name="ce4">
            <text:p>29849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22159" table:style-name="ce4">
            <text:p>22159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3481" table:style-name="ce4">
            <text:p>13481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81" table:style-name="ce4">
            <text:p>81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62344" table:style-name="ce4">
            <text:p>362344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53284" table:style-name="ce4">
            <text:p>53284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32810" table:style-name="ce4">
            <text:p>32810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46475" table:style-name="ce4">
            <text:p>46475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267" table:style-name="ce4">
            <text:p>1267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93249" table:style-name="ce4">
            <text:p>293249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57835" table:style-name="ce6">
            <text:p>57835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23747" table:style-name="ce6">
            <text:p>23747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32159" table:style-name="ce6">
            <text:p>32159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186" table:style-name="ce6">
            <text:p>1186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84786" table:style-name="ce6">
            <text:p>184786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5069" table:style-name="ce6">
            <text:p>25069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7356" table:style-name="ce6">
            <text:p>7356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12930" table:style-name="ce6">
            <text:p>12930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515" table:style-name="ce6">
            <text:p>515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266563" table:style-name="ce6">
            <text:p>266563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5885" table:style-name="ce6">
            <text:p>5885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6307" table:style-name="ce6">
            <text:p>16307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7861" table:style-name="ce6">
            <text:p>17861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145228" table:style-name="ce6">
            <text:p>145228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2600" table:style-name="ce6">
            <text:p>2600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Naranjal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9478" table:style-name="ce6">
            <text:p>9478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Naranjal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3759" table:style-name="ce6">
            <text:p>3759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Guaraguao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97994" table:style-name="ce6">
            <text:p>97994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Guaraguao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2430" table:style-name="ce6">
            <text:p>2430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Guaraguao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8519" table:style-name="ce6">
            <text:p>8519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3126" table:style-name="ce6">
            <text:p>3126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float" office:value="32932" table:style-name="ce6">
            <text:p>32932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2" table:style-name="ce2">
            <text:p>2</text:p>
          </table:table-cell>
          <table:table-cell office:value-type="float" office:value="1000" table:style-name="ce2">
            <text:p>1000</text:p>
          </table:table-cell>
          <table:table-cell office:value-type="float" office:value="198" table:style-name="ce6">
            <text:p>198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3" table:style-name="ce2">
            <text:p>3</text:p>
          </table:table-cell>
          <table:table-cell office:value-type="float" office:value="1300" table:style-name="ce2">
            <text:p>1300</text:p>
          </table:table-cell>
          <table:table-cell office:value-type="float" office:value="2172" table:style-name="ce6">
            <text:p>2172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4" table:style-name="ce2">
            <text:p>4</text:p>
          </table:table-cell>
          <table:table-cell office:value-type="float" office:value="1600" table:style-name="ce2">
            <text:p>1600</text:p>
          </table:table-cell>
          <table:table-cell office:value-type="float" office:value="1390" table:style-name="ce6">
            <text:p>1390</text:p>
          </table:table-cell>
          <table:table-cell office:value-type="string" table:style-name="ce1">
            <text:p>Octu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778857" table:style-name="ce6">
            <text:p>778857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68905" table:style-name="ce6">
            <text:p>68905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7722" table:style-name="ce6">
            <text:p>17722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7446" table:style-name="ce6">
            <text:p>27446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491" table:style-name="ce6">
            <text:p>491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53700" table:style-name="ce6">
            <text:p>453700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80038" table:style-name="ce6">
            <text:p>80038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4711" table:style-name="ce6">
            <text:p>14711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6749" table:style-name="ce6">
            <text:p>26749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1130" table:style-name="ce6">
            <text:p>1130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93650" table:style-name="ce6">
            <text:p>493650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57243" table:style-name="ce6">
            <text:p>57243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22255" table:style-name="ce6">
            <text:p>22255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9466" table:style-name="ce6">
            <text:p>19466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440" table:style-name="ce6">
            <text:p>440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75215" table:style-name="ce6">
            <text:p>475215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50639" table:style-name="ce6">
            <text:p>50639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0910" table:style-name="ce6">
            <text:p>10910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8812" table:style-name="ce6">
            <text:p>8812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20" table:style-name="ce6">
            <text:p>20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363737" table:style-name="ce6">
            <text:p>363737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6309" table:style-name="ce6">
            <text:p>46309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0508" table:style-name="ce6">
            <text:p>10508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0790" table:style-name="ce6">
            <text:p>10790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527" table:style-name="ce6">
            <text:p>527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30719" table:style-name="ce6">
            <text:p>330719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43185" table:style-name="ce6">
            <text:p>43185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0129" table:style-name="ce6">
            <text:p>10129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10110" table:style-name="ce6">
            <text:p>10110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59" table:style-name="ce6">
            <text:p>159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08629" table:style-name="ce6">
            <text:p>308629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33000" table:style-name="ce6">
            <text:p>33000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1273" table:style-name="ce6">
            <text:p>11273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10148" table:style-name="ce6">
            <text:p>10148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470" table:style-name="ce6">
            <text:p>470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16493" table:style-name="ce6">
            <text:p>216493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31284" table:style-name="ce6">
            <text:p>31284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22032" table:style-name="ce6">
            <text:p>22032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12991" table:style-name="ce6">
            <text:p>12991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00" table:style-name="ce6">
            <text:p>100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58227" table:style-name="ce6">
            <text:p>358227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54614" table:style-name="ce6">
            <text:p>54614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32209" table:style-name="ce6">
            <text:p>32209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48027" table:style-name="ce6">
            <text:p>48027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267" table:style-name="ce6">
            <text:p>1267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98078" table:style-name="ce6">
            <text:p>298078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62893" table:style-name="ce4">
            <text:p>62893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24608" table:style-name="ce4">
            <text:p>24608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34596" table:style-name="ce4">
            <text:p>34596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335" table:style-name="ce4">
            <text:p>1335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81780" table:style-name="ce4">
            <text:p>181780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6816" table:style-name="ce4">
            <text:p>26816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7951" table:style-name="ce4">
            <text:p>7951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4054" table:style-name="ce4">
            <text:p>14054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611" table:style-name="ce4">
            <text:p>611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81301" table:style-name="ce4">
            <text:p>281301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6177" table:style-name="ce4">
            <text:p>6177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8660" table:style-name="ce4">
            <text:p>18660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0383" table:style-name="ce4">
            <text:p>20383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42794" table:style-name="ce4">
            <text:p>142794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2" table:style-name="ce1">
            <text:p>2</text:p>
          </table:table-cell>
          <table:table-cell office:value-type="float" office:value="300" table:style-name="ce1">
            <text:p>300</text:p>
          </table:table-cell>
          <table:table-cell office:value-type="float" office:value="2456" table:style-name="ce4">
            <text:p>2456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3" table:style-name="ce1">
            <text:p>3</text:p>
          </table:table-cell>
          <table:table-cell office:value-type="float" office:value="400" table:style-name="ce1">
            <text:p>400</text:p>
          </table:table-cell>
          <table:table-cell office:value-type="float" office:value="9552" table:style-name="ce4">
            <text:p>9552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4" table:style-name="ce1">
            <text:p>4</text:p>
          </table:table-cell>
          <table:table-cell office:value-type="float" office:value="500" table:style-name="ce1">
            <text:p>500</text:p>
          </table:table-cell>
          <table:table-cell office:value-type="float" office:value="3935" table:style-name="ce4">
            <text:p>3935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97608" table:style-name="ce4">
            <text:p>97608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2" table:style-name="ce1">
            <text:p>2</text:p>
          </table:table-cell>
          <table:table-cell office:value-type="float" office:value="300" table:style-name="ce1">
            <text:p>300</text:p>
          </table:table-cell>
          <table:table-cell office:value-type="float" office:value="2273" table:style-name="ce4">
            <text:p>2273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3" table:style-name="ce1">
            <text:p>3</text:p>
          </table:table-cell>
          <table:table-cell office:value-type="float" office:value="400" table:style-name="ce1">
            <text:p>400</text:p>
          </table:table-cell>
          <table:table-cell office:value-type="float" office:value="8567" table:style-name="ce4">
            <text:p>8567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4" table:style-name="ce1">
            <text:p>4</text:p>
          </table:table-cell>
          <table:table-cell office:value-type="float" office:value="500" table:style-name="ce1">
            <text:p>500</text:p>
          </table:table-cell>
          <table:table-cell office:value-type="float" office:value="3143" table:style-name="ce4">
            <text:p>3143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33104" table:style-name="ce4">
            <text:p>33104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162" table:style-name="ce4">
            <text:p>162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3" table:style-name="ce1">
            <text:p>3</text:p>
          </table:table-cell>
          <table:table-cell office:value-type="float" office:value="1300" table:style-name="ce1">
            <text:p>1300</text:p>
          </table:table-cell>
          <table:table-cell office:value-type="float" office:value="2116" table:style-name="ce4">
            <text:p>2116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4" table:style-name="ce1">
            <text:p>4</text:p>
          </table:table-cell>
          <table:table-cell office:value-type="float" office:value="1600" table:style-name="ce1">
            <text:p>1600</text:p>
          </table:table-cell>
          <table:table-cell office:value-type="float" office:value="1400" table:style-name="ce4">
            <text:p>1400</text:p>
          </table:table-cell>
          <table:table-cell office:value-type="string" table:style-name="ce1">
            <text:p>Noviembre<text:s/>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897660" table:style-name="ce4">
            <text:p>89766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66640" table:style-name="ce4">
            <text:p>6664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8042" table:style-name="ce4">
            <text:p>18042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5284" table:style-name="ce4">
            <text:p>25284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518" table:style-name="ce4">
            <text:p>518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549357" table:style-name="ce4">
            <text:p>549357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79736" table:style-name="ce4">
            <text:p>79736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5634" table:style-name="ce4">
            <text:p>15634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5304" table:style-name="ce4">
            <text:p>25304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978" table:style-name="ce4">
            <text:p>978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559833" table:style-name="ce4">
            <text:p>559833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5375" table:style-name="ce4">
            <text:p>55375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22541" table:style-name="ce4">
            <text:p>22541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8741" table:style-name="ce4">
            <text:p>18741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339" table:style-name="ce4">
            <text:p>339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540612" table:style-name="ce4">
            <text:p>540612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3348" table:style-name="ce4">
            <text:p>53348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1042" table:style-name="ce4">
            <text:p>11042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8178" table:style-name="ce4">
            <text:p>8178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5" table:style-name="ce4">
            <text:p>15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27178" table:style-name="ce4">
            <text:p>427178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6938" table:style-name="ce4">
            <text:p>46938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1495" table:style-name="ce4">
            <text:p>11495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0770" table:style-name="ce4">
            <text:p>1077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390" table:style-name="ce4">
            <text:p>39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74681" table:style-name="ce4">
            <text:p>374681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41368" table:style-name="ce4">
            <text:p>41368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0285" table:style-name="ce4">
            <text:p>10285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9955" table:style-name="ce4">
            <text:p>9955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42" table:style-name="ce4">
            <text:p>142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57242" table:style-name="ce6">
            <text:p>357242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33338" table:style-name="ce6">
            <text:p>33338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2286" table:style-name="ce6">
            <text:p>12286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10350" table:style-name="ce6">
            <text:p>1035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450" table:style-name="ce6">
            <text:p>45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60092" table:style-name="ce6">
            <text:p>260092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31314" table:style-name="ce6">
            <text:p>31314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7042" table:style-name="ce6">
            <text:p>17042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11851" table:style-name="ce6">
            <text:p>11851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22" table:style-name="ce6">
            <text:p>22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403465" table:style-name="ce6">
            <text:p>403465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53921" table:style-name="ce6">
            <text:p>53921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33338" table:style-name="ce6">
            <text:p>33338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45990" table:style-name="ce6">
            <text:p>4599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201" table:style-name="ce6">
            <text:p>1201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ramo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60277" table:style-name="ce6">
            <text:p>360277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ramo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64590" table:style-name="ce6">
            <text:p>6459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ramo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27391" table:style-name="ce6">
            <text:p>27391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ramo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32454" table:style-name="ce6">
            <text:p>32454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ramo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113" table:style-name="ce6">
            <text:p>1113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22164" table:style-name="ce6">
            <text:p>222164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7948" table:style-name="ce6">
            <text:p>27948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8580" table:style-name="ce6">
            <text:p>858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12999" table:style-name="ce6">
            <text:p>12999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501" table:style-name="ce6">
            <text:p>501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333173" table:style-name="ce6">
            <text:p>333173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6651" table:style-name="ce6">
            <text:p>6651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9745" table:style-name="ce6">
            <text:p>19745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0221" table:style-name="ce6">
            <text:p>20221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182652" table:style-name="ce6">
            <text:p>182652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2678" table:style-name="ce6">
            <text:p>2678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10019" table:style-name="ce6">
            <text:p>10019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3921" table:style-name="ce6">
            <text:p>3921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122134" table:style-name="ce6">
            <text:p>122134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2389" table:style-name="ce6">
            <text:p>2389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8695" table:style-name="ce6">
            <text:p>8695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3049" table:style-name="ce6">
            <text:p>3049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float" office:value="38646" table:style-name="ce6">
            <text:p>38646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2" table:style-name="ce2">
            <text:p>2</text:p>
          </table:table-cell>
          <table:table-cell office:value-type="float" office:value="1000" table:style-name="ce2">
            <text:p>1000</text:p>
          </table:table-cell>
          <table:table-cell office:value-type="float" office:value="207" table:style-name="ce6">
            <text:p>207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3" table:style-name="ce2">
            <text:p>3</text:p>
          </table:table-cell>
          <table:table-cell office:value-type="float" office:value="1300" table:style-name="ce2">
            <text:p>1300</text:p>
          </table:table-cell>
          <table:table-cell office:value-type="float" office:value="2128" table:style-name="ce6">
            <text:p>2128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4" table:style-name="ce2">
            <text:p>4</text:p>
          </table:table-cell>
          <table:table-cell office:value-type="float" office:value="1600" table:style-name="ce2">
            <text:p>1600</text:p>
          </table:table-cell>
          <table:table-cell office:value-type="float" office:value="1498" table:style-name="ce6">
            <text:p>1498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919426" table:style-name="ce6">
            <text:p>919426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59226" table:style-name="ce6">
            <text:p>59226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6597" table:style-name="ce6">
            <text:p>16597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2815" table:style-name="ce6">
            <text:p>22815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560" table:style-name="ce6">
            <text:p>560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525325" table:style-name="ce6">
            <text:p>525325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70948" table:style-name="ce6">
            <text:p>70948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4331" table:style-name="ce6">
            <text:p>14331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4787" table:style-name="ce6">
            <text:p>24787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1049" table:style-name="ce6">
            <text:p>1049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503802" table:style-name="ce6">
            <text:p>503802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8611" table:style-name="ce6">
            <text:p>48611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9614" table:style-name="ce6">
            <text:p>19614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6230" table:style-name="ce6">
            <text:p>16230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375" table:style-name="ce6">
            <text:p>375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505539" table:style-name="ce6">
            <text:p>505539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8571" table:style-name="ce6">
            <text:p>48571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0644" table:style-name="ce6">
            <text:p>10644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6861" table:style-name="ce6">
            <text:p>6861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23" table:style-name="ce6">
            <text:p>23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26371" table:style-name="ce6">
            <text:p>426371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2746" table:style-name="ce6">
            <text:p>42746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0696" table:style-name="ce6">
            <text:p>10696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9674" table:style-name="ce6">
            <text:p>9674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378" table:style-name="ce6">
            <text:p>378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57009" table:style-name="ce6">
            <text:p>357009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37062" table:style-name="ce6">
            <text:p>37062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9740" table:style-name="ce6">
            <text:p>9740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8708" table:style-name="ce6">
            <text:p>8708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68" table:style-name="ce6">
            <text:p>168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57358" table:style-name="ce4">
            <text:p>357358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9642" table:style-name="ce4">
            <text:p>29642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0937" table:style-name="ce4">
            <text:p>10937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9778" table:style-name="ce4">
            <text:p>9778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461" table:style-name="ce4">
            <text:p>461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57555" table:style-name="ce4">
            <text:p>257555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7321" table:style-name="ce4">
            <text:p>27321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3699" table:style-name="ce4">
            <text:p>13699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0525" table:style-name="ce4">
            <text:p>10525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45" table:style-name="ce4">
            <text:p>45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77741" table:style-name="ce4">
            <text:p>377741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48778" table:style-name="ce4">
            <text:p>48778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34159" table:style-name="ce4">
            <text:p>34159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49150" table:style-name="ce4">
            <text:p>49150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574" table:style-name="ce4">
            <text:p>1574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40078" table:style-name="ce4">
            <text:p>340078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56973" table:style-name="ce4">
            <text:p>56973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29835" table:style-name="ce4">
            <text:p>29835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36868" table:style-name="ce4">
            <text:p>36868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200" table:style-name="ce4">
            <text:p>1200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21424" table:style-name="ce4">
            <text:p>221424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3780" table:style-name="ce4">
            <text:p>23780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8940" table:style-name="ce4">
            <text:p>8940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3685" table:style-name="ce4">
            <text:p>13685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593" table:style-name="ce4">
            <text:p>593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338195" table:style-name="ce4">
            <text:p>338195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6220" table:style-name="ce4">
            <text:p>6220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6860" table:style-name="ce4">
            <text:p>16860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2005" table:style-name="ce4">
            <text:p>22005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205982" table:style-name="ce4">
            <text:p>205982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2" table:style-name="ce1">
            <text:p>2</text:p>
          </table:table-cell>
          <table:table-cell office:value-type="float" office:value="300" table:style-name="ce1">
            <text:p>300</text:p>
          </table:table-cell>
          <table:table-cell office:value-type="float" office:value="2729" table:style-name="ce4">
            <text:p>2729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3" table:style-name="ce1">
            <text:p>3</text:p>
          </table:table-cell>
          <table:table-cell office:value-type="float" office:value="400" table:style-name="ce1">
            <text:p>400</text:p>
          </table:table-cell>
          <table:table-cell office:value-type="float" office:value="9177" table:style-name="ce4">
            <text:p>9177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4" table:style-name="ce1">
            <text:p>4</text:p>
          </table:table-cell>
          <table:table-cell office:value-type="float" office:value="500" table:style-name="ce1">
            <text:p>500</text:p>
          </table:table-cell>
          <table:table-cell office:value-type="float" office:value="3865" table:style-name="ce4">
            <text:p>3865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41300" table:style-name="ce4">
            <text:p>141300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2" table:style-name="ce1">
            <text:p>2</text:p>
          </table:table-cell>
          <table:table-cell office:value-type="float" office:value="300" table:style-name="ce1">
            <text:p>300</text:p>
          </table:table-cell>
          <table:table-cell office:value-type="float" office:value="2479" table:style-name="ce4">
            <text:p>2479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3" table:style-name="ce1">
            <text:p>3</text:p>
          </table:table-cell>
          <table:table-cell office:value-type="float" office:value="400" table:style-name="ce1">
            <text:p>400</text:p>
          </table:table-cell>
          <table:table-cell office:value-type="float" office:value="7957" table:style-name="ce4">
            <text:p>7957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4" table:style-name="ce1">
            <text:p>4</text:p>
          </table:table-cell>
          <table:table-cell office:value-type="float" office:value="500" table:style-name="ce1">
            <text:p>500</text:p>
          </table:table-cell>
          <table:table-cell office:value-type="float" office:value="2994" table:style-name="ce4">
            <text:p>2994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49780" table:style-name="ce4">
            <text:p>49780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263" table:style-name="ce4">
            <text:p>263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3" table:style-name="ce1">
            <text:p>3</text:p>
          </table:table-cell>
          <table:table-cell office:value-type="float" office:value="1300" table:style-name="ce1">
            <text:p>1300</text:p>
          </table:table-cell>
          <table:table-cell office:value-type="float" office:value="1955" table:style-name="ce4">
            <text:p>1955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4" table:style-name="ce1">
            <text:p>4</text:p>
          </table:table-cell>
          <table:table-cell office:value-type="float" office:value="1600" table:style-name="ce1">
            <text:p>1600</text:p>
          </table:table-cell>
          <table:table-cell office:value-type="float" office:value="1397" table:style-name="ce4">
            <text:p>1397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783168" table:style-name="ce4">
            <text:p>783168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60059" table:style-name="ce4">
            <text:p>60059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6812" table:style-name="ce4">
            <text:p>16812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3317" table:style-name="ce4">
            <text:p>23317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609" table:style-name="ce4">
            <text:p>609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60573" table:style-name="ce4">
            <text:p>460573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71038" table:style-name="ce4">
            <text:p>71038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4634" table:style-name="ce4">
            <text:p>14634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5497" table:style-name="ce4">
            <text:p>25497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075" table:style-name="ce4">
            <text:p>1075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77145" table:style-name="ce4">
            <text:p>477145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0355" table:style-name="ce4">
            <text:p>50355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20945" table:style-name="ce4">
            <text:p>20945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6456" table:style-name="ce4">
            <text:p>16456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437" table:style-name="ce6">
            <text:p>437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52365" table:style-name="ce6">
            <text:p>452365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6356" table:style-name="ce6">
            <text:p>46356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0306" table:style-name="ce6">
            <text:p>10306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7097" table:style-name="ce6">
            <text:p>7097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19" table:style-name="ce6">
            <text:p>19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357927" table:style-name="ce6">
            <text:p>357927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2176" table:style-name="ce6">
            <text:p>42176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0569" table:style-name="ce6">
            <text:p>10569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9530" table:style-name="ce6">
            <text:p>9530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435" table:style-name="ce6">
            <text:p>435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07949" table:style-name="ce6">
            <text:p>307949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37323" table:style-name="ce6">
            <text:p>37323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9147" table:style-name="ce6">
            <text:p>9147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9020" table:style-name="ce6">
            <text:p>9020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oral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221" table:style-name="ce6">
            <text:p>221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omana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03433" table:style-name="ce6">
            <text:p>303433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omana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30527" table:style-name="ce6">
            <text:p>30527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omana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1359" table:style-name="ce6">
            <text:p>11359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omana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9891" table:style-name="ce6">
            <text:p>9891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484" table:style-name="ce6">
            <text:p>484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02556" table:style-name="ce6">
            <text:p>202556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3371" table:style-name="ce6">
            <text:p>23371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0374" table:style-name="ce6">
            <text:p>10374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7737" table:style-name="ce6">
            <text:p>7737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44" table:style-name="ce6">
            <text:p>44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48778" table:style-name="ce6">
            <text:p>348778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51662" table:style-name="ce6">
            <text:p>51662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37555" table:style-name="ce6">
            <text:p>37555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51472" table:style-name="ce6">
            <text:p>51472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552" table:style-name="ce6">
            <text:p>1552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06475" table:style-name="ce6">
            <text:p>306475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58764" table:style-name="ce6">
            <text:p>58764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28512" table:style-name="ce6">
            <text:p>28512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37385" table:style-name="ce6">
            <text:p>37385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281" table:style-name="ce6">
            <text:p>1281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76834" table:style-name="ce6">
            <text:p>176834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1954" table:style-name="ce6">
            <text:p>21954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8683" table:style-name="ce6">
            <text:p>8683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15762" table:style-name="ce6">
            <text:p>15762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926" table:style-name="ce6">
            <text:p>926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243009" table:style-name="ce6">
            <text:p>243009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5343" table:style-name="ce6">
            <text:p>5343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4995" table:style-name="ce6">
            <text:p>14995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9492" table:style-name="ce6">
            <text:p>19492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165430" table:style-name="ce6">
            <text:p>165430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2691" table:style-name="ce6">
            <text:p>2691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9262" table:style-name="ce6">
            <text:p>9262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4567" table:style-name="ce6">
            <text:p>4567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105189" table:style-name="ce6">
            <text:p>105189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2262" table:style-name="ce6">
            <text:p>2262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7649" table:style-name="ce6">
            <text:p>7649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3122" table:style-name="ce6">
            <text:p>3122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float" office:value="38970" table:style-name="ce6">
            <text:p>38970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2" table:style-name="ce2">
            <text:p>2</text:p>
          </table:table-cell>
          <table:table-cell office:value-type="float" office:value="1000" table:style-name="ce2">
            <text:p>1000</text:p>
          </table:table-cell>
          <table:table-cell office:value-type="float" office:value="231" table:style-name="ce6">
            <text:p>231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3" table:style-name="ce2">
            <text:p>3</text:p>
          </table:table-cell>
          <table:table-cell office:value-type="float" office:value="1300" table:style-name="ce2">
            <text:p>1300</text:p>
          </table:table-cell>
          <table:table-cell office:value-type="float" office:value="1934" table:style-name="ce6">
            <text:p>1934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4" table:style-name="ce2">
            <text:p>4</text:p>
          </table:table-cell>
          <table:table-cell office:value-type="float" office:value="1600" table:style-name="ce2">
            <text:p>1600</text:p>
          </table:table-cell>
          <table:table-cell office:value-type="float" office:value="1197" table:style-name="ce6">
            <text:p>1197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866078" table:style-name="ce6">
            <text:p>866078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69580" table:style-name="ce6">
            <text:p>69580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9457" table:style-name="ce6">
            <text:p>19457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7227" table:style-name="ce6">
            <text:p>27227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769" table:style-name="ce6">
            <text:p>769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500061" table:style-name="ce6">
            <text:p>500061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83124" table:style-name="ce6">
            <text:p>83124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7294" table:style-name="ce6">
            <text:p>17294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7745" table:style-name="ce6">
            <text:p>27745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1126" table:style-name="ce6">
            <text:p>1126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544099" table:style-name="ce6">
            <text:p>544099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58364" table:style-name="ce6">
            <text:p>58364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25422" table:style-name="ce6">
            <text:p>25422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8649" table:style-name="ce6">
            <text:p>18649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551" table:style-name="ce4">
            <text:p>551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502288" table:style-name="ce4">
            <text:p>502288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3115" table:style-name="ce4">
            <text:p>53115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1353" table:style-name="ce4">
            <text:p>11353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8233" table:style-name="ce4">
            <text:p>8233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25" table:style-name="ce4">
            <text:p>25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396349" table:style-name="ce4">
            <text:p>396349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9011" table:style-name="ce4">
            <text:p>49011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2064" table:style-name="ce4">
            <text:p>12064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1457" table:style-name="ce4">
            <text:p>11457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455" table:style-name="ce4">
            <text:p>455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47200" table:style-name="ce4">
            <text:p>347200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43442" table:style-name="ce4">
            <text:p>43442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0310" table:style-name="ce4">
            <text:p>10310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0433" table:style-name="ce4">
            <text:p>10433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67" table:style-name="ce4">
            <text:p>167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31398" table:style-name="ce4">
            <text:p>331398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35664" table:style-name="ce4">
            <text:p>35664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2926" table:style-name="ce4">
            <text:p>12926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1879" table:style-name="ce4">
            <text:p>11879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536" table:style-name="ce4">
            <text:p>536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27850" table:style-name="ce4">
            <text:p>227850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7865" table:style-name="ce4">
            <text:p>27865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3800" table:style-name="ce4">
            <text:p>13800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8524" table:style-name="ce4">
            <text:p>8524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8" table:style-name="ce4">
            <text:p>18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89997" table:style-name="ce4">
            <text:p>389997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64106" table:style-name="ce4">
            <text:p>64106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40486" table:style-name="ce4">
            <text:p>40486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57454" table:style-name="ce4">
            <text:p>57454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891" table:style-name="ce4">
            <text:p>1891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37962" table:style-name="ce4">
            <text:p>337962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69876" table:style-name="ce4">
            <text:p>69876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33785" table:style-name="ce4">
            <text:p>33785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43358" table:style-name="ce4">
            <text:p>43358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652" table:style-name="ce4">
            <text:p>1652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89448" table:style-name="ce4">
            <text:p>189448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5403" table:style-name="ce4">
            <text:p>25403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8984" table:style-name="ce4">
            <text:p>8984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8378" table:style-name="ce4">
            <text:p>18378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122" table:style-name="ce4">
            <text:p>1122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21632" table:style-name="ce4">
            <text:p>221632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570" table:style-name="ce4">
            <text:p>5570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5348" table:style-name="ce4">
            <text:p>15348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1243" table:style-name="ce4">
            <text:p>21243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71207" table:style-name="ce4">
            <text:p>171207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2" table:style-name="ce1">
            <text:p>2</text:p>
          </table:table-cell>
          <table:table-cell office:value-type="float" office:value="300" table:style-name="ce1">
            <text:p>300</text:p>
          </table:table-cell>
          <table:table-cell office:value-type="float" office:value="2968" table:style-name="ce4">
            <text:p>2968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3" table:style-name="ce1">
            <text:p>3</text:p>
          </table:table-cell>
          <table:table-cell office:value-type="float" office:value="400" table:style-name="ce1">
            <text:p>400</text:p>
          </table:table-cell>
          <table:table-cell office:value-type="float" office:value="11216" table:style-name="ce4">
            <text:p>11216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4" table:style-name="ce1">
            <text:p>4</text:p>
          </table:table-cell>
          <table:table-cell office:value-type="float" office:value="500" table:style-name="ce1">
            <text:p>500</text:p>
          </table:table-cell>
          <table:table-cell office:value-type="float" office:value="5252" table:style-name="ce4">
            <text:p>5252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10283" table:style-name="ce4">
            <text:p>110283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2" table:style-name="ce1">
            <text:p>2</text:p>
          </table:table-cell>
          <table:table-cell office:value-type="float" office:value="300" table:style-name="ce1">
            <text:p>300</text:p>
          </table:table-cell>
          <table:table-cell office:value-type="float" office:value="2597" table:style-name="ce4">
            <text:p>2597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3" table:style-name="ce1">
            <text:p>3</text:p>
          </table:table-cell>
          <table:table-cell office:value-type="float" office:value="400" table:style-name="ce1">
            <text:p>400</text:p>
          </table:table-cell>
          <table:table-cell office:value-type="float" office:value="9337" table:style-name="ce4">
            <text:p>9337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4" table:style-name="ce1">
            <text:p>4</text:p>
          </table:table-cell>
          <table:table-cell office:value-type="float" office:value="500" table:style-name="ce1">
            <text:p>500</text:p>
          </table:table-cell>
          <table:table-cell office:value-type="float" office:value="3667" table:style-name="ce4">
            <text:p>3667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39762" table:style-name="ce4">
            <text:p>39762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244" table:style-name="ce4">
            <text:p>244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3" table:style-name="ce2">
            <text:p>3</text:p>
          </table:table-cell>
          <table:table-cell office:value-type="float" office:value="1300" table:style-name="ce2">
            <text:p>1300</text:p>
          </table:table-cell>
          <table:table-cell office:value-type="float" office:value="2279" table:style-name="ce6">
            <text:p>2279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4" table:style-name="ce2">
            <text:p>4</text:p>
          </table:table-cell>
          <table:table-cell office:value-type="float" office:value="1600" table:style-name="ce2">
            <text:p>1600</text:p>
          </table:table-cell>
          <table:table-cell office:value-type="float" office:value="1633" table:style-name="ce6">
            <text:p>1633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820868" table:style-name="ce6">
            <text:p>820868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56735" table:style-name="ce6">
            <text:p>56735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7030" table:style-name="ce6">
            <text:p>17030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4637" table:style-name="ce6">
            <text:p>24637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511" table:style-name="ce6">
            <text:p>511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502465" table:style-name="ce6">
            <text:p>502465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72494" table:style-name="ce6">
            <text:p>72494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4394" table:style-name="ce6">
            <text:p>14394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5574" table:style-name="ce6">
            <text:p>25574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1085" table:style-name="ce6">
            <text:p>1085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96290" table:style-name="ce6">
            <text:p>496290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9849" table:style-name="ce6">
            <text:p>49849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20854" table:style-name="ce6">
            <text:p>20854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anchez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6359" table:style-name="ce6">
            <text:p>16359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anchez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534" table:style-name="ce6">
            <text:p>534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 de Noviembre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88501" table:style-name="ce6">
            <text:p>488501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 de Noviembre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7258" table:style-name="ce6">
            <text:p>47258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 de Noviembre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9346" table:style-name="ce6">
            <text:p>9346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6656" table:style-name="ce6">
            <text:p>6656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16" table:style-name="ce6">
            <text:p>16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09933" table:style-name="ce6">
            <text:p>409933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2345" table:style-name="ce6">
            <text:p>42345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1033" table:style-name="ce6">
            <text:p>11033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0272" table:style-name="ce6">
            <text:p>10272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546" table:style-name="ce6">
            <text:p>546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56067" table:style-name="ce6">
            <text:p>356067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38546" table:style-name="ce6">
            <text:p>38546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9770" table:style-name="ce6">
            <text:p>9770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9005" table:style-name="ce6">
            <text:p>9005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90" table:style-name="ce6">
            <text:p>190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51524" table:style-name="ce6">
            <text:p>351524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9962" table:style-name="ce6">
            <text:p>29962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1353" table:style-name="ce6">
            <text:p>11353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10709" table:style-name="ce6">
            <text:p>10709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501" table:style-name="ce6">
            <text:p>501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29525" table:style-name="ce6">
            <text:p>229525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4286" table:style-name="ce6">
            <text:p>24286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0529" table:style-name="ce6">
            <text:p>10529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7678" table:style-name="ce6">
            <text:p>7678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25" table:style-name="ce6">
            <text:p>25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68898" table:style-name="ce6">
            <text:p>368898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55164" table:style-name="ce6">
            <text:p>55164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34078" table:style-name="ce6">
            <text:p>34078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45939" table:style-name="ce6">
            <text:p>45939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460" table:style-name="ce6">
            <text:p>1460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34788" table:style-name="ce6">
            <text:p>334788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58749" table:style-name="ce6">
            <text:p>58749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26204" table:style-name="ce6">
            <text:p>26204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36337" table:style-name="ce6">
            <text:p>36337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212" table:style-name="ce6">
            <text:p>1212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94869" table:style-name="ce6">
            <text:p>194869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1234" table:style-name="ce6">
            <text:p>21234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6646" table:style-name="ce6">
            <text:p>6646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13700" table:style-name="ce6">
            <text:p>13700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748" table:style-name="ce6">
            <text:p>748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206885" table:style-name="ce6">
            <text:p>206885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998" table:style-name="ce6">
            <text:p>4998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2040" table:style-name="ce6">
            <text:p>12040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5069" table:style-name="ce6">
            <text:p>15069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193520" table:style-name="ce6">
            <text:p>193520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3100" table:style-name="ce6">
            <text:p>3100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9975" table:style-name="ce6">
            <text:p>9975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4218" table:style-name="ce6">
            <text:p>4218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133203" table:style-name="ce6">
            <text:p>133203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3001" table:style-name="ce6">
            <text:p>3001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8968" table:style-name="ce6">
            <text:p>8968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3002" table:style-name="ce6">
            <text:p>3002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float" office:value="48448" table:style-name="ce6">
            <text:p>48448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2" table:style-name="ce2">
            <text:p>2</text:p>
          </table:table-cell>
          <table:table-cell office:value-type="float" office:value="1000" table:style-name="ce2">
            <text:p>1000</text:p>
          </table:table-cell>
          <table:table-cell office:value-type="float" office:value="334" table:style-name="ce6">
            <text:p>334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3" table:style-name="ce1">
            <text:p>3</text:p>
          </table:table-cell>
          <table:table-cell office:value-type="float" office:value="1300" table:style-name="ce1">
            <text:p>1300</text:p>
          </table:table-cell>
          <table:table-cell office:value-type="float" office:value="2084" table:style-name="ce4">
            <text:p>2084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4" table:style-name="ce1">
            <text:p>4</text:p>
          </table:table-cell>
          <table:table-cell office:value-type="float" office:value="1600" table:style-name="ce1">
            <text:p>1600</text:p>
          </table:table-cell>
          <table:table-cell office:value-type="float" office:value="1403" table:style-name="ce4">
            <text:p>1403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856217" table:style-name="ce4">
            <text:p>856217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63781" table:style-name="ce4">
            <text:p>63781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8240" table:style-name="ce4">
            <text:p>18240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8415" table:style-name="ce4">
            <text:p>28415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604" table:style-name="ce4">
            <text:p>604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99398" table:style-name="ce4">
            <text:p>499398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80744" table:style-name="ce4">
            <text:p>80744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5218" table:style-name="ce4">
            <text:p>15218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6866" table:style-name="ce4">
            <text:p>26866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222" table:style-name="ce4">
            <text:p>1222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538589" table:style-name="ce4">
            <text:p>538589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5202" table:style-name="ce4">
            <text:p>55202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22995" table:style-name="ce4">
            <text:p>22995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9875" table:style-name="ce4">
            <text:p>19875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627" table:style-name="ce4">
            <text:p>627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96621" table:style-name="ce4">
            <text:p>496621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9611" table:style-name="ce4">
            <text:p>49611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0285" table:style-name="ce4">
            <text:p>10285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7193" table:style-name="ce4">
            <text:p>7193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7" table:style-name="ce4">
            <text:p>17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01486" table:style-name="ce4">
            <text:p>401486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6541" table:style-name="ce4">
            <text:p>46541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1633" table:style-name="ce4">
            <text:p>11633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1603" table:style-name="ce4">
            <text:p>11603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565" table:style-name="ce4">
            <text:p>565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64915" table:style-name="ce4">
            <text:p>364915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41087" table:style-name="ce4">
            <text:p>41087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0832" table:style-name="ce4">
            <text:p>10832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9612" table:style-name="ce4">
            <text:p>9612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91" table:style-name="ce4">
            <text:p>191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40981" table:style-name="ce4">
            <text:p>340981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33184" table:style-name="ce4">
            <text:p>33184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2218" table:style-name="ce4">
            <text:p>12218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1619" table:style-name="ce4">
            <text:p>11619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591" table:style-name="ce4">
            <text:p>591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20580" table:style-name="ce4">
            <text:p>220580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7037" table:style-name="ce4">
            <text:p>27037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3591" table:style-name="ce4">
            <text:p>13591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0198" table:style-name="ce4">
            <text:p>10198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630" table:style-name="ce4">
            <text:p>630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91182" table:style-name="ce4">
            <text:p>391182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60430" table:style-name="ce4">
            <text:p>60430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36773" table:style-name="ce4">
            <text:p>36773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52219" table:style-name="ce4">
            <text:p>52219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2018" table:style-name="ce4">
            <text:p>2018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51020" table:style-name="ce4">
            <text:p>351020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67932" table:style-name="ce4">
            <text:p>67932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28022" table:style-name="ce4">
            <text:p>28022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41986" table:style-name="ce4">
            <text:p>41986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650" table:style-name="ce4">
            <text:p>1650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16215" table:style-name="ce4">
            <text:p>216215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7156" table:style-name="ce4">
            <text:p>27156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9408" table:style-name="ce4">
            <text:p>9408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18502" table:style-name="ce6">
            <text:p>18502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975" table:style-name="ce6">
            <text:p>975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198002" table:style-name="ce6">
            <text:p>198002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928" table:style-name="ce6">
            <text:p>4928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2833" table:style-name="ce6">
            <text:p>12833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7701" table:style-name="ce6">
            <text:p>17701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171568" table:style-name="ce6">
            <text:p>171568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2801" table:style-name="ce6">
            <text:p>2801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10217" table:style-name="ce6">
            <text:p>10217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4085" table:style-name="ce6">
            <text:p>4085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112963" table:style-name="ce6">
            <text:p>112963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2541" table:style-name="ce6">
            <text:p>2541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9042" table:style-name="ce6">
            <text:p>9042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3204" table:style-name="ce6">
            <text:p>3204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float" office:value="35562" table:style-name="ce6">
            <text:p>35562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atey</text:p>
          </table:table-cell>
          <table:table-cell office:value-type="float" office:value="2" table:style-name="ce2">
            <text:p>2</text:p>
          </table:table-cell>
          <table:table-cell office:value-type="float" office:value="1000" table:style-name="ce2">
            <text:p>1000</text:p>
          </table:table-cell>
          <table:table-cell office:value-type="float" office:value="223" table:style-name="ce6">
            <text:p>223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atey</text:p>
          </table:table-cell>
          <table:table-cell office:value-type="float" office:value="3" table:style-name="ce2">
            <text:p>3</text:p>
          </table:table-cell>
          <table:table-cell office:value-type="float" office:value="1300" table:style-name="ce2">
            <text:p>1300</text:p>
          </table:table-cell>
          <table:table-cell office:value-type="float" office:value="1913" table:style-name="ce6">
            <text:p>1913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atey</text:p>
          </table:table-cell>
          <table:table-cell office:value-type="float" office:value="4" table:style-name="ce2">
            <text:p>4</text:p>
          </table:table-cell>
          <table:table-cell office:value-type="float" office:value="1600" table:style-name="ce2">
            <text:p>1600</text:p>
          </table:table-cell>
          <table:table-cell office:value-type="float" office:value="2030" table:style-name="ce6">
            <text:p>2030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Americas<text:s/>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852309" table:style-name="ce6">
            <text:p>852309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Americas<text:s/>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59172" table:style-name="ce6">
            <text:p>59172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7820" table:style-name="ce6">
            <text:p>17820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7248" table:style-name="ce6">
            <text:p>27248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505" table:style-name="ce6">
            <text:p>505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96202" table:style-name="ce6">
            <text:p>496202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76037" table:style-name="ce6">
            <text:p>76037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6498" table:style-name="ce6">
            <text:p>16498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6195" table:style-name="ce6">
            <text:p>26195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1074" table:style-name="ce6">
            <text:p>1074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512975" table:style-name="ce6">
            <text:p>512975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53023" table:style-name="ce6">
            <text:p>53023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23129" table:style-name="ce6">
            <text:p>23129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7573" table:style-name="ce6">
            <text:p>17573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539" table:style-name="ce6">
            <text:p>539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89914" table:style-name="ce6">
            <text:p>489914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7910" table:style-name="ce6">
            <text:p>47910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1276" table:style-name="ce6">
            <text:p>11276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6639" table:style-name="ce6">
            <text:p>6639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18" table:style-name="ce6">
            <text:p>18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399888" table:style-name="ce6">
            <text:p>399888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6612" table:style-name="ce6">
            <text:p>46612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0906" table:style-name="ce6">
            <text:p>10906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1873" table:style-name="ce6">
            <text:p>11873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505" table:style-name="ce6">
            <text:p>505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52360" table:style-name="ce6">
            <text:p>352360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40661" table:style-name="ce6">
            <text:p>40661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0196" table:style-name="ce6">
            <text:p>10196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9341" table:style-name="ce6">
            <text:p>9341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39" table:style-name="ce6">
            <text:p>139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45416" table:style-name="ce6">
            <text:p>345416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32466" table:style-name="ce6">
            <text:p>32466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1953" table:style-name="ce6">
            <text:p>11953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10849" table:style-name="ce6">
            <text:p>10849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579" table:style-name="ce6">
            <text:p>579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15647" table:style-name="ce6">
            <text:p>215647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5291" table:style-name="ce6">
            <text:p>25291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2984" table:style-name="ce6">
            <text:p>12984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8891" table:style-name="ce6">
            <text:p>8891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348" table:style-name="ce6">
            <text:p>348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76051" table:style-name="ce6">
            <text:p>376051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56466" table:style-name="ce6">
            <text:p>56466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36555" table:style-name="ce6">
            <text:p>36555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52046" table:style-name="ce6">
            <text:p>52046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2100" table:style-name="ce6">
            <text:p>2100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40461" table:style-name="ce6">
            <text:p>340461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64852" table:style-name="ce6">
            <text:p>64852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27938" table:style-name="ce6">
            <text:p>27938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38315" table:style-name="ce6">
            <text:p>38315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484" table:style-name="ce6">
            <text:p>1484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08599" table:style-name="ce6">
            <text:p>208599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6078" table:style-name="ce6">
            <text:p>26078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9050" table:style-name="ce6">
            <text:p>9050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5849" table:style-name="ce4">
            <text:p>15849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803" table:style-name="ce4">
            <text:p>803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184702" table:style-name="ce4">
            <text:p>184702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793" table:style-name="ce4">
            <text:p>4793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1455" table:style-name="ce4">
            <text:p>11455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4377" table:style-name="ce4">
            <text:p>14377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62960" table:style-name="ce4">
            <text:p>162960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2" table:style-name="ce1">
            <text:p>2</text:p>
          </table:table-cell>
          <table:table-cell office:value-type="float" office:value="300" table:style-name="ce1">
            <text:p>300</text:p>
          </table:table-cell>
          <table:table-cell office:value-type="float" office:value="2677" table:style-name="ce4">
            <text:p>2677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3" table:style-name="ce1">
            <text:p>3</text:p>
          </table:table-cell>
          <table:table-cell office:value-type="float" office:value="400" table:style-name="ce1">
            <text:p>400</text:p>
          </table:table-cell>
          <table:table-cell office:value-type="float" office:value="9155" table:style-name="ce4">
            <text:p>9155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4" table:style-name="ce1">
            <text:p>4</text:p>
          </table:table-cell>
          <table:table-cell office:value-type="float" office:value="500" table:style-name="ce1">
            <text:p>500</text:p>
          </table:table-cell>
          <table:table-cell office:value-type="float" office:value="3684" table:style-name="ce4">
            <text:p>3684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08132" table:style-name="ce4">
            <text:p>108132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2" table:style-name="ce1">
            <text:p>2</text:p>
          </table:table-cell>
          <table:table-cell office:value-type="float" office:value="300" table:style-name="ce1">
            <text:p>300</text:p>
          </table:table-cell>
          <table:table-cell office:value-type="float" office:value="2412" table:style-name="ce4">
            <text:p>2412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3" table:style-name="ce1">
            <text:p>3</text:p>
          </table:table-cell>
          <table:table-cell office:value-type="float" office:value="400" table:style-name="ce1">
            <text:p>400</text:p>
          </table:table-cell>
          <table:table-cell office:value-type="float" office:value="8279" table:style-name="ce4">
            <text:p>8279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4" table:style-name="ce1">
            <text:p>4</text:p>
          </table:table-cell>
          <table:table-cell office:value-type="float" office:value="500" table:style-name="ce1">
            <text:p>500</text:p>
          </table:table-cell>
          <table:table-cell office:value-type="float" office:value="3128" table:style-name="ce4">
            <text:p>3128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37664" table:style-name="ce4">
            <text:p>37664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247" table:style-name="ce4">
            <text:p>247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3" table:style-name="ce1">
            <text:p>3</text:p>
          </table:table-cell>
          <table:table-cell office:value-type="float" office:value="1300" table:style-name="ce1">
            <text:p>1300</text:p>
          </table:table-cell>
          <table:table-cell office:value-type="float" office:value="1796" table:style-name="ce4">
            <text:p>1796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4" table:style-name="ce1">
            <text:p>4</text:p>
          </table:table-cell>
          <table:table-cell office:value-type="float" office:value="1600" table:style-name="ce1">
            <text:p>1600</text:p>
          </table:table-cell>
          <table:table-cell office:value-type="float" office:value="1633" table:style-name="ce4">
            <text:p>1633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909188" table:style-name="ce4">
            <text:p>909188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7772" table:style-name="ce4">
            <text:p>57772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6460" table:style-name="ce4">
            <text:p>16460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6500" table:style-name="ce4">
            <text:p>26500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432" table:style-name="ce4">
            <text:p>432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546750" table:style-name="ce4">
            <text:p>546750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77228" table:style-name="ce4">
            <text:p>77228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6588" table:style-name="ce4">
            <text:p>16588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5813" table:style-name="ce4">
            <text:p>25813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095" table:style-name="ce4">
            <text:p>1095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525910" table:style-name="ce4">
            <text:p>525910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1614" table:style-name="ce4">
            <text:p>51614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20400" table:style-name="ce4">
            <text:p>20400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7214" table:style-name="ce4">
            <text:p>17214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532" table:style-name="ce4">
            <text:p>532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48691" table:style-name="ce4">
            <text:p>448691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4746" table:style-name="ce4">
            <text:p>44746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9094" table:style-name="ce4">
            <text:p>9094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5653" table:style-name="ce4">
            <text:p>5653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3" table:style-name="ce4">
            <text:p>13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45906" table:style-name="ce4">
            <text:p>445906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8479" table:style-name="ce4">
            <text:p>48479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1593" table:style-name="ce4">
            <text:p>11593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1852" table:style-name="ce4">
            <text:p>11852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481" table:style-name="ce4">
            <text:p>481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92340" table:style-name="ce4">
            <text:p>392340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42369" table:style-name="ce4">
            <text:p>42369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0525" table:style-name="ce4">
            <text:p>10525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9542" table:style-name="ce4">
            <text:p>9542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57" table:style-name="ce4">
            <text:p>157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64140" table:style-name="ce4">
            <text:p>364140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31504" table:style-name="ce4">
            <text:p>31504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1608" table:style-name="ce4">
            <text:p>11608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0876" table:style-name="ce4">
            <text:p>10876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604" table:style-name="ce4">
            <text:p>604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42671" table:style-name="ce4">
            <text:p>242671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25331" table:style-name="ce4">
            <text:p>25331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2907" table:style-name="ce6">
            <text:p>12907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7730" table:style-name="ce6">
            <text:p>7730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423" table:style-name="ce6">
            <text:p>423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400329" table:style-name="ce6">
            <text:p>400329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56659" table:style-name="ce6">
            <text:p>56659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34652" table:style-name="ce6">
            <text:p>34652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50891" table:style-name="ce6">
            <text:p>50891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2257" table:style-name="ce6">
            <text:p>2257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77558" table:style-name="ce6">
            <text:p>377558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64189" table:style-name="ce6">
            <text:p>64189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27014" table:style-name="ce6">
            <text:p>27014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32279" table:style-name="ce6">
            <text:p>32279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402" table:style-name="ce6">
            <text:p>1402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73850" table:style-name="ce6">
            <text:p>273850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36198" table:style-name="ce6">
            <text:p>36198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ramo 2B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5746" table:style-name="ce6">
            <text:p>15746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ramo 2B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29076" table:style-name="ce6">
            <text:p>29076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ramo 2B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259" table:style-name="ce6">
            <text:p>1259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arbella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215972" table:style-name="ce6">
            <text:p>215972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arbella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5343" table:style-name="ce6">
            <text:p>5343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2060" table:style-name="ce6">
            <text:p>12060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4442" table:style-name="ce6">
            <text:p>14442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198410" table:style-name="ce6">
            <text:p>198410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3215" table:style-name="ce6">
            <text:p>3215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9970" table:style-name="ce6">
            <text:p>9970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3889" table:style-name="ce6">
            <text:p>3889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133434" table:style-name="ce6">
            <text:p>133434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2998" table:style-name="ce6">
            <text:p>2998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9214" table:style-name="ce6">
            <text:p>9214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3247" table:style-name="ce6">
            <text:p>3247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float" office:value="50220" table:style-name="ce6">
            <text:p>50220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2" table:style-name="ce2">
            <text:p>2</text:p>
          </table:table-cell>
          <table:table-cell office:value-type="float" office:value="1000" table:style-name="ce2">
            <text:p>1000</text:p>
          </table:table-cell>
          <table:table-cell office:value-type="float" office:value="330" table:style-name="ce6">
            <text:p>330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3" table:style-name="ce2">
            <text:p>3</text:p>
          </table:table-cell>
          <table:table-cell office:value-type="float" office:value="1300" table:style-name="ce2">
            <text:p>1300</text:p>
          </table:table-cell>
          <table:table-cell office:value-type="float" office:value="2144" table:style-name="ce6">
            <text:p>2144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4" table:style-name="ce2">
            <text:p>4</text:p>
          </table:table-cell>
          <table:table-cell office:value-type="float" office:value="1600" table:style-name="ce2">
            <text:p>1600</text:p>
          </table:table-cell>
          <table:table-cell office:value-type="float" office:value="1736" table:style-name="ce6">
            <text:p>1736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938249" table:style-name="ce6">
            <text:p>938249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59721" table:style-name="ce6">
            <text:p>59721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8227" table:style-name="ce6">
            <text:p>18227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6886" table:style-name="ce6">
            <text:p>26886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395" table:style-name="ce6">
            <text:p>395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98861" table:style-name="ce6">
            <text:p>498861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71834" table:style-name="ce6">
            <text:p>71834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6402" table:style-name="ce6">
            <text:p>16402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4692" table:style-name="ce6">
            <text:p>24692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974" table:style-name="ce6">
            <text:p>974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508055" table:style-name="ce6">
            <text:p>508055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9702" table:style-name="ce6">
            <text:p>49702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9441" table:style-name="ce6">
            <text:p>19441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7035" table:style-name="ce6">
            <text:p>17035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559" table:style-name="ce6">
            <text:p>559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87806" table:style-name="ce6">
            <text:p>487806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6183" table:style-name="ce6">
            <text:p>46183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9743" table:style-name="ce6">
            <text:p>9743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6465" table:style-name="ce6">
            <text:p>6465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27" table:style-name="ce6">
            <text:p>27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15465" table:style-name="ce6">
            <text:p>415465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6337" table:style-name="ce6">
            <text:p>46337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0873" table:style-name="ce6">
            <text:p>10873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1149" table:style-name="ce6">
            <text:p>11149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455" table:style-name="ce6">
            <text:p>455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70208" table:style-name="ce6">
            <text:p>370208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39296" table:style-name="ce6">
            <text:p>39296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9746" table:style-name="ce6">
            <text:p>9746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8896" table:style-name="ce6">
            <text:p>8896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46" table:style-name="ce6">
            <text:p>146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92417" table:style-name="ce6">
            <text:p>292417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4389" table:style-name="ce6">
            <text:p>24389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8474" table:style-name="ce6">
            <text:p>8474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6981" table:style-name="ce6">
            <text:p>6981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372" table:style-name="ce6">
            <text:p>372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37254" table:style-name="ce6">
            <text:p>237254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7376" table:style-name="ce6">
            <text:p>27376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3275" table:style-name="ce4">
            <text:p>13275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10398" table:style-name="ce4">
            <text:p>10398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608" table:style-name="ce4">
            <text:p>608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72195" table:style-name="ce4">
            <text:p>372195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54775" table:style-name="ce4">
            <text:p>54775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33235" table:style-name="ce4">
            <text:p>33235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46917" table:style-name="ce4">
            <text:p>46917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939" table:style-name="ce4">
            <text:p>1939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54250" table:style-name="ce4">
            <text:p>354250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60023" table:style-name="ce4">
            <text:p>60023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26105" table:style-name="ce4">
            <text:p>26105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33528" table:style-name="ce4">
            <text:p>33528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1266" table:style-name="ce4">
            <text:p>1266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57582" table:style-name="ce4">
            <text:p>257582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33738" table:style-name="ce4">
            <text:p>33738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5820" table:style-name="ce4">
            <text:p>15820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25803" table:style-name="ce4">
            <text:p>25803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1">
            <text:p>5</text:p>
          </table:table-cell>
          <table:table-cell office:value-type="float" office:value="600" table:style-name="ce1">
            <text:p>600</text:p>
          </table:table-cell>
          <table:table-cell office:value-type="float" office:value="644" table:style-name="ce4">
            <text:p>644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02808" table:style-name="ce4">
            <text:p>202808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501" table:style-name="ce4">
            <text:p>4501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1640" table:style-name="ce4">
            <text:p>11640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3776" table:style-name="ce4">
            <text:p>13776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66799" table:style-name="ce4">
            <text:p>166799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2" table:style-name="ce1">
            <text:p>2</text:p>
          </table:table-cell>
          <table:table-cell office:value-type="float" office:value="300" table:style-name="ce1">
            <text:p>300</text:p>
          </table:table-cell>
          <table:table-cell office:value-type="float" office:value="2504" table:style-name="ce4">
            <text:p>2504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3" table:style-name="ce1">
            <text:p>3</text:p>
          </table:table-cell>
          <table:table-cell office:value-type="float" office:value="400" table:style-name="ce1">
            <text:p>400</text:p>
          </table:table-cell>
          <table:table-cell office:value-type="float" office:value="8933" table:style-name="ce4">
            <text:p>8933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4" table:style-name="ce1">
            <text:p>4</text:p>
          </table:table-cell>
          <table:table-cell office:value-type="float" office:value="500" table:style-name="ce1">
            <text:p>500</text:p>
          </table:table-cell>
          <table:table-cell office:value-type="float" office:value="3687" table:style-name="ce4">
            <text:p>3687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16231" table:style-name="ce4">
            <text:p>116231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2" table:style-name="ce1">
            <text:p>2</text:p>
          </table:table-cell>
          <table:table-cell office:value-type="float" office:value="300" table:style-name="ce1">
            <text:p>300</text:p>
          </table:table-cell>
          <table:table-cell office:value-type="float" office:value="2391" table:style-name="ce4">
            <text:p>2391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3" table:style-name="ce1">
            <text:p>3</text:p>
          </table:table-cell>
          <table:table-cell office:value-type="float" office:value="400" table:style-name="ce1">
            <text:p>400</text:p>
          </table:table-cell>
          <table:table-cell office:value-type="float" office:value="8551" table:style-name="ce4">
            <text:p>8551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4" table:style-name="ce1">
            <text:p>4</text:p>
          </table:table-cell>
          <table:table-cell office:value-type="float" office:value="500" table:style-name="ce1">
            <text:p>500</text:p>
          </table:table-cell>
          <table:table-cell office:value-type="float" office:value="2914" table:style-name="ce4">
            <text:p>2914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44151" table:style-name="ce4">
            <text:p>44151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276" table:style-name="ce4">
            <text:p>276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3" table:style-name="ce1">
            <text:p>3</text:p>
          </table:table-cell>
          <table:table-cell office:value-type="float" office:value="1300" table:style-name="ce1">
            <text:p>1300</text:p>
          </table:table-cell>
          <table:table-cell office:value-type="float" office:value="1966" table:style-name="ce4">
            <text:p>1966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4" table:style-name="ce1">
            <text:p>4</text:p>
          </table:table-cell>
          <table:table-cell office:value-type="float" office:value="1600" table:style-name="ce1">
            <text:p>1600</text:p>
          </table:table-cell>
          <table:table-cell office:value-type="float" office:value="1624" table:style-name="ce4">
            <text:p>1624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847900" table:style-name="ce4">
            <text:p>847900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5869" table:style-name="ce4">
            <text:p>55869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8562" table:style-name="ce4">
            <text:p>18562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6321" table:style-name="ce4">
            <text:p>26321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606" table:style-name="ce4">
            <text:p>606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97008" table:style-name="ce4">
            <text:p>497008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74454" table:style-name="ce4">
            <text:p>74454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7967" table:style-name="ce4">
            <text:p>17967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24597" table:style-name="ce4">
            <text:p>24597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133" table:style-name="ce4">
            <text:p>1133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523200" table:style-name="ce4">
            <text:p>523200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0216" table:style-name="ce4">
            <text:p>50216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21119" table:style-name="ce4">
            <text:p>21119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17253" table:style-name="ce4">
            <text:p>17253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459" table:style-name="ce4">
            <text:p>459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97593" table:style-name="ce4">
            <text:p>497593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47253" table:style-name="ce4">
            <text:p>47253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11304" table:style-name="ce4">
            <text:p>11304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6729" table:style-name="ce4">
            <text:p>6729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16" table:style-name="ce4">
            <text:p>16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04112" table:style-name="ce4">
            <text:p>404112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5944" table:style-name="ce6">
            <text:p>45944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1220" table:style-name="ce6">
            <text:p>11220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1424" table:style-name="ce6">
            <text:p>11424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404" table:style-name="ce6">
            <text:p>404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64544" table:style-name="ce6">
            <text:p>364544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39844" table:style-name="ce6">
            <text:p>39844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0440" table:style-name="ce6">
            <text:p>10440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9163" table:style-name="ce6">
            <text:p>9163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58" table:style-name="ce6">
            <text:p>158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80187" table:style-name="ce6">
            <text:p>280187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4468" table:style-name="ce6">
            <text:p>24468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8404" table:style-name="ce6">
            <text:p>8404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6725" table:style-name="ce6">
            <text:p>6725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ana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313" table:style-name="ce6">
            <text:p>313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23260" table:style-name="ce6">
            <text:p>223260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antiago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5874" table:style-name="ce6">
            <text:p>25874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antiago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3033" table:style-name="ce6">
            <text:p>13033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antiago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9805" table:style-name="ce6">
            <text:p>9805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antiago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417" table:style-name="ce6">
            <text:p>417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ramo 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83778" table:style-name="ce6">
            <text:p>383778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59372" table:style-name="ce6">
            <text:p>59372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36903" table:style-name="ce6">
            <text:p>36903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49688" table:style-name="ce6">
            <text:p>49688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1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674" table:style-name="ce6">
            <text:p>1674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58502" table:style-name="ce6">
            <text:p>358502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64812" table:style-name="ce6">
            <text:p>64812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27292" table:style-name="ce6">
            <text:p>27292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37390" table:style-name="ce6">
            <text:p>37390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697" table:style-name="ce6">
            <text:p>1697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58974" table:style-name="ce6">
            <text:p>258974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34872" table:style-name="ce6">
            <text:p>34872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7355" table:style-name="ce6">
            <text:p>17355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25899" table:style-name="ce6">
            <text:p>25899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mo 2B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318" table:style-name="ce6">
            <text:p>318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182097" table:style-name="ce6">
            <text:p>182097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371" table:style-name="ce6">
            <text:p>4371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1346" table:style-name="ce6">
            <text:p>11346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bella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4811" table:style-name="ce6">
            <text:p>14811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160694" table:style-name="ce6">
            <text:p>160694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2602" table:style-name="ce6">
            <text:p>2602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9545" table:style-name="ce6">
            <text:p>9545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ranjal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3799" table:style-name="ce6">
            <text:p>3799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106459" table:style-name="ce6">
            <text:p>106459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2424" table:style-name="ce6">
            <text:p>2424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8736" table:style-name="ce6">
            <text:p>8736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uaraguao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3079" table:style-name="ce6">
            <text:p>3079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float" office:value="34110" table:style-name="ce6">
            <text:p>34110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2" table:style-name="ce2">
            <text:p>2</text:p>
          </table:table-cell>
          <table:table-cell office:value-type="float" office:value="1000" table:style-name="ce2">
            <text:p>1000</text:p>
          </table:table-cell>
          <table:table-cell office:value-type="float" office:value="163" table:style-name="ce6">
            <text:p>163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3" table:style-name="ce2">
            <text:p>3</text:p>
          </table:table-cell>
          <table:table-cell office:value-type="float" office:value="1300" table:style-name="ce2">
            <text:p>1300</text:p>
          </table:table-cell>
          <table:table-cell office:value-type="float" office:value="1768" table:style-name="ce6">
            <text:p>1768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ey</text:p>
          </table:table-cell>
          <table:table-cell office:value-type="float" office:value="4" table:style-name="ce2">
            <text:p>4</text:p>
          </table:table-cell>
          <table:table-cell office:value-type="float" office:value="1600" table:style-name="ce2">
            <text:p>1600</text:p>
          </table:table-cell>
          <table:table-cell office:value-type="float" office:value="1497" table:style-name="ce6">
            <text:p>1497</text:p>
          </table:table-cell>
          <table:table-cell office:value-type="string" table:style-name="ce2">
            <text:p>Septiem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863465" table:style-name="ce6">
            <text:p>863465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56919" table:style-name="ce6">
            <text:p>56919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8580" table:style-name="ce6">
            <text:p>18580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4047" table:style-name="ce6">
            <text:p>24047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ricas<text:s/>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1168" table:style-name="ce6">
            <text:p>1168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500191" table:style-name="ce6">
            <text:p>500191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75297" table:style-name="ce6">
            <text:p>75297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7819" table:style-name="ce6">
            <text:p>17819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4554" table:style-name="ce6">
            <text:p>24554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arte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1262" table:style-name="ce6">
            <text:p>1262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536793" table:style-name="ce6">
            <text:p>536793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50897" table:style-name="ce6">
            <text:p>50897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20011" table:style-name="ce6">
            <text:p>20011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6822" table:style-name="ce6">
            <text:p>16822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chez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352" table:style-name="ce6">
            <text:p>352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509578" table:style-name="ce6">
            <text:p>509578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8170" table:style-name="ce6">
            <text:p>48170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0980" table:style-name="ce6">
            <text:p>10980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6440" table:style-name="ce6">
            <text:p>6440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 de Noviembre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23" table:style-name="ce6">
            <text:p>23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al 1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06095" table:style-name="ce6">
            <text:p>406095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ral 1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6321" table:style-name="ce6">
            <text:p>46321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ral 1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1169" table:style-name="ce6">
            <text:p>11169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ral 1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1622" table:style-name="ce6">
            <text:p>11622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ral 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416" table:style-name="ce6">
            <text:p>416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ral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66728" table:style-name="ce6">
            <text:p>366728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ral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40008" table:style-name="ce6">
            <text:p>40008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ral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1492" table:style-name="ce6">
            <text:p>11492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ral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8618" table:style-name="ce6">
            <text:p>8618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ral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03" table:style-name="ce6">
            <text:p>103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omana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80570" table:style-name="ce6">
            <text:p>280570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omana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4475" table:style-name="ce6">
            <text:p>24475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omana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8098" table:style-name="ce6">
            <text:p>8098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omana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6479" table:style-name="ce6">
            <text:p>6479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omana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302" table:style-name="ce6">
            <text:p>302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ntiago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21305" table:style-name="ce6">
            <text:p>221305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ntiago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5624" table:style-name="ce6">
            <text:p>25624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ntiago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2672" table:style-name="ce6">
            <text:p>12672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ntiago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8801" table:style-name="ce6">
            <text:p>8801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ntiago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364" table:style-name="ce6">
            <text:p>364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90861" table:style-name="ce6">
            <text:p>390861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1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59511" table:style-name="ce6">
            <text:p>59511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1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36263" table:style-name="ce6">
            <text:p>36263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1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46701" table:style-name="ce6">
            <text:p>46701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1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555" table:style-name="ce6">
            <text:p>1555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60537" table:style-name="ce6">
            <text:p>360537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65525" table:style-name="ce6">
            <text:p>65525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27052" table:style-name="ce6">
            <text:p>27052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34816" table:style-name="ce6">
            <text:p>34816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715" table:style-name="ce6">
            <text:p>1715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2B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58915" table:style-name="ce6">
            <text:p>258915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2B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36581" table:style-name="ce6">
            <text:p>36581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2B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6767" table:style-name="ce6">
            <text:p>16767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2B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24574" table:style-name="ce6">
            <text:p>24574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2B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249" table:style-name="ce6">
            <text:p>249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rbella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176566" table:style-name="ce6">
            <text:p>176566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rbella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584" table:style-name="ce6">
            <text:p>4584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rbella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1029" table:style-name="ce6">
            <text:p>11029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rbella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2832" table:style-name="ce6">
            <text:p>12832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aranjal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166019" table:style-name="ce6">
            <text:p>166019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aranjal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2770" table:style-name="ce6">
            <text:p>2770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aranjal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10017" table:style-name="ce6">
            <text:p>10017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aranjal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4106" table:style-name="ce6">
            <text:p>4106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uaraguao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109022" table:style-name="ce6">
            <text:p>109022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uaraguao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2466" table:style-name="ce6">
            <text:p>2466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uaraguao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8903" table:style-name="ce6">
            <text:p>8903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uaraguao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3194" table:style-name="ce6">
            <text:p>3194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atey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float" office:value="32182" table:style-name="ce6">
            <text:p>32182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atey</text:p>
          </table:table-cell>
          <table:table-cell office:value-type="float" office:value="2" table:style-name="ce2">
            <text:p>2</text:p>
          </table:table-cell>
          <table:table-cell office:value-type="float" office:value="1000" table:style-name="ce2">
            <text:p>1000</text:p>
          </table:table-cell>
          <table:table-cell office:value-type="float" office:value="191" table:style-name="ce6">
            <text:p>191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atey</text:p>
          </table:table-cell>
          <table:table-cell office:value-type="float" office:value="3" table:style-name="ce2">
            <text:p>3</text:p>
          </table:table-cell>
          <table:table-cell office:value-type="float" office:value="1300" table:style-name="ce2">
            <text:p>1300</text:p>
          </table:table-cell>
          <table:table-cell office:value-type="float" office:value="1857" table:style-name="ce6">
            <text:p>1857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atey</text:p>
          </table:table-cell>
          <table:table-cell office:value-type="float" office:value="4" table:style-name="ce2">
            <text:p>4</text:p>
          </table:table-cell>
          <table:table-cell office:value-type="float" office:value="1600" table:style-name="ce2">
            <text:p>1600</text:p>
          </table:table-cell>
          <table:table-cell office:value-type="float" office:value="1584" table:style-name="ce6">
            <text:p>1584</text:p>
          </table:table-cell>
          <table:table-cell office:value-type="string" table:style-name="ce2">
            <text:p>Octubre<text:s/>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mericas<text:s/>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807271" table:style-name="ce6">
            <text:p>807271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mericas<text:s/>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56110" table:style-name="ce6">
            <text:p>56110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mericas<text:s/>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8080" table:style-name="ce6">
            <text:p>18080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mericas<text:s/>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3565" table:style-name="ce6">
            <text:p>23565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mericas<text:s/>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498" table:style-name="ce6">
            <text:p>498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uarte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58744" table:style-name="ce6">
            <text:p>458744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uarte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73160" table:style-name="ce6">
            <text:p>73160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uarte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7000" table:style-name="ce6">
            <text:p>17000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uarte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24618" table:style-name="ce6">
            <text:p>24618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uarte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1227" table:style-name="ce6">
            <text:p>1227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nchez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87336" table:style-name="ce6">
            <text:p>487336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nchez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6708" table:style-name="ce6">
            <text:p>46708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nchez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7637" table:style-name="ce6">
            <text:p>17637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nchez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4874" table:style-name="ce6">
            <text:p>14874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nchez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295" table:style-name="ce6">
            <text:p>295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6 de Noviembre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487336" table:style-name="ce6">
            <text:p>487336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6 de Noviembre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6708" table:style-name="ce6">
            <text:p>46708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6 de Noviembre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7637" table:style-name="ce6">
            <text:p>17637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6 de Noviembre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4874" table:style-name="ce6">
            <text:p>14874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6 de Noviembre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295" table:style-name="ce6">
            <text:p>295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ral 1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380298" table:style-name="ce6">
            <text:p>380298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ral 1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6069" table:style-name="ce6">
            <text:p>46069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ral 1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0496" table:style-name="ce6">
            <text:p>10496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ral 1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0814" table:style-name="ce6">
            <text:p>10814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ral 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419" table:style-name="ce6">
            <text:p>419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ral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51872" table:style-name="ce6">
            <text:p>351872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ral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38872" table:style-name="ce6">
            <text:p>38872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ral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0277" table:style-name="ce6">
            <text:p>10277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ral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8157" table:style-name="ce6">
            <text:p>8157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ral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06" table:style-name="ce6">
            <text:p>106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omana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56840" table:style-name="ce6">
            <text:p>256840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omana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3635" table:style-name="ce6">
            <text:p>23635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omana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7710" table:style-name="ce6">
            <text:p>7710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omana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6092" table:style-name="ce6">
            <text:p>6092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omana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346" table:style-name="ce6">
            <text:p>346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ntiago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06980" table:style-name="ce6">
            <text:p>206980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ntiago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6498" table:style-name="ce6">
            <text:p>26498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ntiago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5270" table:style-name="ce6">
            <text:p>15270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ntiago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11094" table:style-name="ce6">
            <text:p>11094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ntiago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523" table:style-name="ce6">
            <text:p>523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73439" table:style-name="ce6">
            <text:p>373439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1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60349" table:style-name="ce6">
            <text:p>60349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1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35867" table:style-name="ce6">
            <text:p>35867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1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41622" table:style-name="ce6">
            <text:p>41622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1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370" table:style-name="ce6">
            <text:p>1370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341912" table:style-name="ce6">
            <text:p>341912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65596" table:style-name="ce6">
            <text:p>65596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2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27960" table:style-name="ce6">
            <text:p>27960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2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33821" table:style-name="ce6">
            <text:p>33821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2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1567" table:style-name="ce6">
            <text:p>1567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2B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249859" table:style-name="ce6">
            <text:p>249859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2B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35996" table:style-name="ce6">
            <text:p>35996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2B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float" office:value="17167" table:style-name="ce6">
            <text:p>17167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2B</text:p>
          </table:table-cell>
          <table:table-cell office:value-type="float" office:value="4" table:style-name="ce2">
            <text:p>4</text:p>
          </table:table-cell>
          <table:table-cell office:value-type="float" office:value="400" table:style-name="ce2">
            <text:p>400</text:p>
          </table:table-cell>
          <table:table-cell office:value-type="float" office:value="24208" table:style-name="ce6">
            <text:p>24208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mo 2B</text:p>
          </table:table-cell>
          <table:table-cell office:value-type="float" office:value="5" table:style-name="ce2">
            <text:p>5</text:p>
          </table:table-cell>
          <table:table-cell office:value-type="float" office:value="600" table:style-name="ce2">
            <text:p>600</text:p>
          </table:table-cell>
          <table:table-cell office:value-type="float" office:value="395" table:style-name="ce6">
            <text:p>395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rbella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165513" table:style-name="ce6">
            <text:p>165513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rbella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4113" table:style-name="ce6">
            <text:p>4113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rbella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1011" table:style-name="ce6">
            <text:p>11011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rbella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float" office:value="13197" table:style-name="ce6">
            <text:p>13197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aranjal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146784" table:style-name="ce6">
            <text:p>146784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aranjal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2509" table:style-name="ce6">
            <text:p>2509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aranjal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9347" table:style-name="ce6">
            <text:p>9347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aranjal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3569" table:style-name="ce6">
            <text:p>3569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uaraguao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99783" table:style-name="ce6">
            <text:p>99783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uaraguao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2221" table:style-name="ce6">
            <text:p>2221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uaraguao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float" office:value="8423" table:style-name="ce6">
            <text:p>8423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uaraguao</text:p>
          </table:table-cell>
          <table:table-cell office:value-type="float" office:value="4" table:style-name="ce2">
            <text:p>4</text:p>
          </table:table-cell>
          <table:table-cell office:value-type="float" office:value="500" table:style-name="ce2">
            <text:p>500</text:p>
          </table:table-cell>
          <table:table-cell office:value-type="float" office:value="2699" table:style-name="ce6">
            <text:p>2699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atey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float" office:value="31911" table:style-name="ce6">
            <text:p>31911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atey</text:p>
          </table:table-cell>
          <table:table-cell office:value-type="float" office:value="2" table:style-name="ce2">
            <text:p>2</text:p>
          </table:table-cell>
          <table:table-cell office:value-type="float" office:value="1000" table:style-name="ce2">
            <text:p>1000</text:p>
          </table:table-cell>
          <table:table-cell office:value-type="float" office:value="199" table:style-name="ce6">
            <text:p>199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atey</text:p>
          </table:table-cell>
          <table:table-cell office:value-type="float" office:value="3" table:style-name="ce2">
            <text:p>3</text:p>
          </table:table-cell>
          <table:table-cell office:value-type="float" office:value="1300" table:style-name="ce2">
            <text:p>1300</text:p>
          </table:table-cell>
          <table:table-cell office:value-type="float" office:value="1722" table:style-name="ce6">
            <text:p>1722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atey</text:p>
          </table:table-cell>
          <table:table-cell office:value-type="float" office:value="4" table:style-name="ce2">
            <text:p>4</text:p>
          </table:table-cell>
          <table:table-cell office:value-type="float" office:value="1600" table:style-name="ce2">
            <text:p>1600</text:p>
          </table:table-cell>
          <table:table-cell office:value-type="float" office:value="1219" table:style-name="ce6">
            <text:p>1219</text:p>
          </table:table-cell>
          <table:table-cell office:value-type="string" table:style-name="ce2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78"/>
        </table:table-row>
        <table:table-row table:number-rows-repeated="104628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4P0">
      <number:text> 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1">
      <number:text> </number:text>
      <number:currency-symbol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34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style:style style:name="Millares_32_2" style:display-name="Millares 2" style:family="table-cell" style:data-style-name="N35"/>
    <style:style style:name="Moneda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Angeline Isabel Quezada Santana</meta:initial-creator>
    <dc:creator>Isabel Martinez Martinez</dc:creator>
    <meta:creation-date>2022-07-20T16:58:30Z</meta:creation-date>
    <dc:date>2023-12-19T18:11:55Z</dc:date>
  </office:meta>
</office:document-meta>
</file>